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1.203cm" fo:min-width="2.54cm" fo:padding-top="0.141cm" fo:padding-bottom="0.141cm" fo:padding-left="0.141cm" fo:padding-right="0.141cm"/>
    </style:style>
    <style:style style:name="gr4" style:family="graphic" style:parent-style-name="standard">
      <style:graphic-properties draw:stroke="none" draw:fill="none" draw:textarea-vertical-align="middle" fo:min-height="2.063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71cm" fo:min-width="2.54cm" fo:padding-top="0.141cm" fo:padding-bottom="0.141cm" fo:padding-left="0.141cm" fo:padding-right="0.141cm"/>
    </style:style>
    <style:style style:name="gr7" style:family="graphic" style:parent-style-name="standard">
      <style:graphic-properties draw:stroke="none" draw:fill="none" draw:textarea-vertical-align="middle" fo:min-height="0.34cm" fo:min-width="2.54cm" fo:padding-top="0.141cm" fo:padding-bottom="0.141cm" fo:padding-left="0.141cm" fo:padding-right="0.141cm"/>
    </style:style>
    <style:style style:name="gr8" style:family="graphic" style:parent-style-name="standard">
      <style:graphic-properties draw:stroke="none" draw:fill="none" draw:textarea-vertical-align="middle" fo:min-height="1.288cm" fo:min-width="2.54cm" fo:padding-top="0.141cm" fo:padding-bottom="0.141cm" fo:padding-left="0.141cm" fo:padding-right="0.141cm"/>
    </style:style>
    <style:style style:name="gr9" style:family="graphic" style:parent-style-name="standard">
      <style:graphic-properties draw:stroke="none" draw:fill="none" draw:textarea-vertical-align="middle" fo:min-height="0.513cm" fo:min-width="2.54cm" fo:padding-top="0.071cm" fo:padding-bottom="0.071cm" fo:padding-left="0.071cm" fo:padding-right="0.071cm"/>
    </style:style>
    <style:style style:name="gr10"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11" style:family="graphic" style:parent-style-name="standard">
      <style:graphic-properties draw:stroke="none" draw:fill="none" draw:textarea-vertical-align="middle" fo:min-height="1.741cm" fo:min-width="2.54cm" fo:padding-top="0.071cm" fo:padding-bottom="0.071cm" fo:padding-left="0.071cm" fo:padding-right="0.071cm"/>
    </style:style>
    <style:style style:name="gr12" style:family="graphic" style:parent-style-name="standard">
      <style:graphic-properties draw:stroke="none" draw:fill="none" draw:textarea-vertical-align="middle" fo:min-height="2.355cm" fo:min-width="2.54cm" fo:padding-top="0.071cm" fo:padding-bottom="0.071cm" fo:padding-left="0.071cm" fo:padding-right="0.071cm"/>
    </style:style>
    <style:style style:name="gr13" style:family="graphic" style:parent-style-name="standard">
      <style:graphic-properties draw:stroke="none" draw:fill="none" draw:textarea-vertical-align="middle" fo:min-height="1.127cm" fo:min-width="2.54cm" fo:padding-top="0.071cm" fo:padding-bottom="0.071cm" fo:padding-left="0.071cm" fo:padding-right="0.071cm"/>
    </style:style>
    <style:style style:name="gr14"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5" style:family="graphic" style:parent-style-name="standard">
      <style:graphic-properties draw:stroke="none" draw:fill="none" draw:textarea-vertical-align="middle" fo:min-height="2.357cm" fo:min-width="2.54cm" fo:padding-top="0.071cm" fo:padding-bottom="0.071cm" fo:padding-left="0.071cm" fo:padding-right="0.071cm"/>
    </style:style>
    <style:style style:name="gr16" style:family="graphic" style:parent-style-name="standard">
      <style:graphic-properties draw:stroke="none" draw:fill="none" draw:textarea-vertical-align="middle" fo:min-height="2.969cm" fo:min-width="2.54cm" fo:padding-top="0.071cm" fo:padding-bottom="0.071cm" fo:padding-left="0.071cm" fo:padding-right="0.071cm"/>
    </style:style>
    <style:style style:name="gr17"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8" style:family="graphic" style:parent-style-name="standard">
      <style:graphic-properties draw:stroke="none" draw:fill="none" draw:textarea-vertical-align="middle" fo:min-height="0.937cm" fo:min-width="2.54cm" fo:padding-top="0.141cm" fo:padding-bottom="0.141cm" fo:padding-left="0.141cm" fo:padding-right="0.141cm"/>
    </style:style>
    <style:style style:name="gr19" style:family="graphic" style:parent-style-name="standard">
      <style:graphic-properties draw:stroke="none" draw:fill="none" draw:textarea-vertical-align="middle" fo:min-height="1.48cm" fo:min-width="2.54cm" fo:padding-top="0.071cm" fo:padding-bottom="0.071cm" fo:padding-left="0.071cm" fo:padding-right="0.071cm"/>
    </style:style>
    <style:style style:name="gr20" style:family="graphic" style:parent-style-name="standard">
      <style:graphic-properties draw:stroke="none" draw:fill="none" draw:textarea-vertical-align="middle" fo:min-height="4.197cm" fo:min-width="2.54cm" fo:padding-top="0.071cm" fo:padding-bottom="0.071cm" fo:padding-left="0.071cm" fo:padding-right="0.071cm"/>
    </style:style>
    <style:style style:name="gr21" style:family="graphic" style:parent-style-name="standard">
      <style:graphic-properties draw:stroke="none" draw:fill="none" draw:textarea-vertical-align="middle" fo:min-height="1.828cm" fo:min-width="2.54cm" fo:padding-top="0.071cm" fo:padding-bottom="0.071cm" fo:padding-left="0.071cm" fo:padding-right="0.071cm"/>
    </style:style>
    <style:style style:name="gr22" style:family="graphic" style:parent-style-name="standard">
      <style:graphic-properties draw:stroke="solid" svg:stroke-width="0.009cm" svg:stroke-color="#ff0000" svg:stroke-opacity="100%" draw:stroke-linejoin="round" draw:fill="none" fo:padding-top="0.129cm" fo:padding-bottom="0.129cm" fo:padding-left="0.254cm" fo:padding-right="0.254cm" draw:shadow="hidden"/>
    </style:style>
    <style:style style:name="gr23" style:family="graphic" style:parent-style-name="standard">
      <style:graphic-properties draw:stroke="none" draw:fill="none" draw:textarea-vertical-align="middle" fo:min-height="1.622cm" fo:min-width="2.54cm" fo:padding-top="0.141cm" fo:padding-bottom="0.141cm" fo:padding-left="0.141cm" fo:padding-right="0.141cm"/>
    </style:style>
    <style:style style:name="gr24" style:family="graphic" style:parent-style-name="standard">
      <style:graphic-properties draw:stroke="none" draw:fill="none" draw:textarea-vertical-align="middle" fo:min-height="7.881cm" fo:min-width="2.54cm" fo:padding-top="0.071cm" fo:padding-bottom="0.071cm" fo:padding-left="0.071cm" fo:padding-right="0.071cm"/>
    </style:style>
    <style:style style:name="gr25" style:family="graphic" style:parent-style-name="standard">
      <style:graphic-properties draw:stroke="none" svg:stroke-color="#000000" draw:fill="none" draw:textarea-vertical-align="middle" fo:min-height="2.858cm" fo:min-width="2.54cm" fo:padding-top="0.071cm" fo:padding-bottom="0.071cm" fo:padding-left="0.071cm" fo:padding-right="0.071cm"/>
    </style:style>
    <style:style style:name="gr26" style:family="graphic" style:parent-style-name="standard">
      <style:graphic-properties draw:stroke="none" draw:fill="none" draw:textarea-vertical-align="middle" fo:min-height="1.591cm" fo:min-width="2.54cm" fo:padding-top="0.071cm" fo:padding-bottom="0.071cm" fo:padding-left="0.071cm" fo:padding-right="0.071cm"/>
    </style:style>
    <style:style style:name="gr27"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28" style:family="graphic" style:parent-style-name="standard">
      <style:graphic-properties draw:stroke="none" draw:fill="none" draw:textarea-vertical-align="middle" fo:min-height="3.583cm" fo:min-width="2.54cm" fo:padding-top="0.071cm" fo:padding-bottom="0.071cm" fo:padding-left="0.071cm" fo:padding-right="0.071cm"/>
    </style:style>
    <style:style style:name="gr29" style:family="graphic" style:parent-style-name="standard">
      <style:graphic-properties draw:stroke="none" draw:fill="none" draw:textarea-vertical-align="middle" fo:min-height="0.753cm" fo:min-width="2.54cm" fo:padding-top="0.071cm" fo:padding-bottom="0.071cm" fo:padding-left="0.071cm" fo:padding-right="0.071cm"/>
    </style:style>
    <style:style style:name="gr30" style:family="graphic" style:parent-style-name="standard">
      <style:graphic-properties draw:stroke="none" draw:fill="gradient" draw:fill-gradient-name="Gradient_5f_0" draw:shadow="visible" draw:shadow-offset-x="0.051cm" draw:shadow-offset-y="0.051cm" draw:shadow-color="#cdcdcd" draw:shadow-opacity="50%"/>
    </style:style>
    <style:style style:name="gr31" style:family="graphic" style:parent-style-name="standard">
      <style:graphic-properties draw:stroke="none" draw:fill="none" draw:textarea-vertical-align="middle" fo:min-height="1.618cm" fo:min-width="2.54cm" fo:padding-top="0.141cm" fo:padding-bottom="0.141cm" fo:padding-left="0.141cm" fo:padding-right="0.141cm"/>
    </style:style>
    <style:style style:name="gr32" style:family="graphic" style:parent-style-name="standard">
      <style:graphic-properties draw:stroke="none" draw:fill="none" draw:textarea-vertical-align="middle" fo:min-height="1.599cm" fo:min-width="2.54cm" fo:padding-top="0.071cm" fo:padding-bottom="0.071cm" fo:padding-left="0.071cm" fo:padding-right="0.071cm"/>
    </style:style>
    <style:style style:name="gr33" style:family="graphic" style:parent-style-name="standard">
      <style:graphic-properties draw:stroke="none" draw:fill="none" draw:textarea-vertical-align="middle" fo:min-height="4.928cm" fo:min-width="2.54cm" fo:padding-top="0.141cm" fo:padding-bottom="0.141cm" fo:padding-left="0.141cm" fo:padding-right="0.141cm"/>
    </style:style>
    <style:style style:name="gr34"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35"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36"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37"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38"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39"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40" style:family="graphic" style:parent-style-name="standard">
      <style:graphic-properties draw:stroke="none" draw:fill="none" draw:textarea-vertical-align="middle" fo:min-height="5.044cm" fo:min-width="2.54cm" fo:padding-top="0.141cm" fo:padding-bottom="0.141cm" fo:padding-left="0.141cm" fo:padding-right="0.141cm"/>
    </style:style>
    <style:style style:name="gr41" style:family="graphic" style:parent-style-name="standard">
      <style:graphic-properties draw:stroke="none" draw:fill="none" draw:textarea-vertical-align="middle" fo:min-height="4.818cm" fo:min-width="2.54cm" fo:padding-top="0.141cm" fo:padding-bottom="0.141cm" fo:padding-left="0.141cm" fo:padding-right="0.141cm"/>
    </style:style>
    <style:style style:name="gr42"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43" style:family="graphic" style:parent-style-name="standard">
      <style:graphic-properties draw:stroke="none" draw:fill="none" draw:textarea-vertical-align="middle" fo:min-height="4.419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cm" fo:line-height="120%" fo:text-align="center" fo:text-indent="0cm"/>
      <style:text-properties fo:font-size="16pt" style:font-size-asian="16pt" style:font-size-complex="16pt"/>
    </style:style>
    <style:style style:name="P5" style:family="paragraph">
      <loext:graphic-properties draw:fill="none"/>
      <style:text-properties fo:font-size="16pt" style:font-size-asian="16pt" style:font-size-complex="16pt"/>
    </style:style>
    <style:style style:name="P6" style:family="paragraph">
      <style:paragraph-properties fo:margin-left="0cm" fo:margin-right="0cm" fo:margin-top="0cm" fo:margin-bottom="0cm" fo:line-height="120%" fo:text-align="center" fo:text-indent="0cm"/>
      <style:text-properties fo:font-size="18pt" style:font-size-asian="18pt" style:font-size-complex="18pt"/>
    </style:style>
    <style:style style:name="P7" style:family="paragraph">
      <loext:graphic-properties draw:fill="none"/>
      <style:text-properties fo:font-size="18pt" style:font-size-asian="18pt" style:font-size-complex="18pt"/>
    </style:style>
    <style:style style:name="P8" style:family="paragraph">
      <loext:graphic-properties draw:fill="none"/>
      <style:paragraph-properties fo:margin-left="0cm" fo:margin-right="0cm" fo:margin-top="0cm" fo:margin-bottom="0cm" fo:line-height="120%" fo:text-align="center" fo:text-indent="0cm"/>
    </style:style>
    <style:style style:name="P9" style:family="paragraph">
      <style:paragraph-properties fo:margin-left="0cm" fo:margin-right="0cm" fo:margin-top="0cm" fo:margin-bottom="0.353cm" fo:line-height="85%" fo:text-align="start" fo:text-indent="0cm"/>
    </style:style>
    <style:style style:name="P10" style:family="paragraph">
      <style:paragraph-properties fo:margin-left="0.635cm" fo:margin-right="0cm" fo:margin-top="0cm" fo:margin-bottom="0cm" fo:line-height="120%" fo:text-align="start" fo:text-indent="-0.635cm"/>
    </style:style>
    <style:style style:name="P11" style:family="paragraph">
      <loext:graphic-properties draw:fill="none"/>
      <style:paragraph-properties fo:margin-left="0.635cm" fo:margin-right="0cm" fo:margin-top="0cm" fo:margin-bottom="0cm" fo:line-height="120%" fo:text-align="start" fo:text-indent="-0.635cm"/>
    </style:style>
    <style:style style:name="P12" style:family="paragraph">
      <loext:graphic-properties draw:fill="gradient" draw:fill-gradient-name="Gradient_5f_0"/>
    </style:style>
    <style:style style:name="P13" style:family="paragraph">
      <style:paragraph-properties fo:margin-left="0cm" fo:margin-right="0cm" fo:margin-top="0cm" fo:margin-bottom="0.353cm" fo:line-height="85%" fo:text-align="center" fo:text-indent="0cm"/>
    </style:style>
    <style:style style:name="P14" style:family="paragraph">
      <style:paragraph-properties fo:margin-left="0cm" fo:margin-right="0cm" fo:margin-top="0cm" fo:margin-bottom="0cm" fo:line-height="120%" fo:text-align="start" fo:text-indent="0cm"/>
    </style:style>
    <style:style style:name="P15" style:family="paragraph">
      <style:paragraph-properties fo:margin-left="0cm" fo:margin-right="0cm" fo:margin-top="0cm" fo:margin-bottom="0.212cm" fo:line-height="120%" fo:text-align="justify" fo:text-indent="0cm"/>
    </style:style>
    <style:style style:name="P16" style:family="paragraph">
      <style:paragraph-properties fo:margin-left="0cm" fo:margin-right="0cm" fo:margin-top="0cm" fo:margin-bottom="0.212cm" fo:line-height="120%" fo:text-align="center" fo:text-indent="0cm"/>
    </style:style>
    <style:style style:name="P17" style:family="paragraph">
      <style:paragraph-properties fo:margin-left="0cm" fo:margin-right="0cm" fo:margin-top="0cm" fo:margin-bottom="0.212cm" fo:line-height="120%" fo:text-align="start" fo:text-indent="0cm"/>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2pt" style:font-name-asian="Calibri1" style:font-size-asian="12pt" style:font-name-complex="Calibri1" style:font-size-complex="12pt"/>
    </style:style>
    <style:style style:name="T7" style:family="text">
      <style:text-properties fo:color="#000000" style:font-name="Calibri1" fo:font-size="22pt" style:font-name-asian="Calibri1" style:font-size-asian="22pt" style:font-name-complex="Calibri1" style:font-size-complex="22pt"/>
    </style:style>
    <style:style style:name="T8" style:family="text">
      <style:text-properties fo:color="#000000" style:font-name="Calibri1" fo:font-size="16pt" style:font-name-asian="Calibri1" style:font-size-asian="16pt" style:font-name-complex="Calibri1" style:font-size-complex="16pt"/>
    </style:style>
    <style:style style:name="T9" style:family="text">
      <style:text-properties fo:color="#000000" style:font-name="Calibri1" fo:font-size="18pt" style:font-name-asian="Calibri1" style:font-size-asian="18pt" style:font-name-complex="Calibri1" style:font-size-complex="18pt"/>
    </style:style>
    <style:style style:name="T10"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1" style:family="text">
      <style:text-properties fo:color="#c00000" style:font-name="Calibri1" fo:font-size="12pt" style:font-name-asian="Calibri1" style:font-size-asian="12pt" style:font-name-complex="Calibri1" style:font-size-complex="12pt"/>
    </style:style>
    <style:style style:name="T12" style:family="text">
      <style:text-properties fo:color="#000000" style:font-name="Calibri1" fo:font-size="24pt" style:font-name-asian="Calibri1" style:font-size-asian="24pt" style:font-name-complex="Calibri1" style:font-size-complex="24pt"/>
    </style:style>
    <style:style style:name="T13" style:family="text">
      <style:text-properties fo:color="#c00000" style:font-name="Calibri1" fo:font-size="16pt" fo:font-style="italic" fo:font-weight="bold" style:font-name-asian="Calibri1" style:font-size-asian="16pt" style:font-style-asian="italic" style:font-weight-asian="bold" style:font-name-complex="Calibri1" style:font-size-complex="16pt" style:font-style-complex="italic" style:font-weight-complex="bold"/>
    </style:style>
    <style:style style:name="T14" style:family="text">
      <style:text-properties fo:color="#000000" style:font-name="Calibri1" fo:font-size="11pt" style:font-name-asian="Calibri1" style:font-size-asian="11pt" style:font-name-complex="Calibri1" style:font-size-complex="11pt"/>
    </style:style>
    <style:style style:name="T15" style:family="text">
      <style:text-properties fo:color="#000000" style:font-name="Calibri1" fo:font-size="20pt" style:font-name-asian="Calibri1" style:font-size-asian="20pt" style:font-name-complex="Calibri1" style:font-size-complex="20pt"/>
    </style:style>
    <style:style style:name="T16" style:family="text">
      <style:text-properties fo:color="#5f6c35" style:font-name="Calibri1" fo:font-size="12pt" style:font-name-asian="Calibri1" style:font-size-asian="12pt" style:font-name-complex="Calibri1" style:font-size-complex="12pt"/>
    </style:style>
    <style:style style:name="T17"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8"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9"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20" style:family="text">
      <style:text-properties fo:color="#4e66b2" style:font-name="Calibri1" fo:font-size="14pt"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T21"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28.35cm" svg:height="0.5cm" svg:x="0.65cm" svg:y="1.2cm" svg:viewBox="0 0 28351 501" draw:points="0,501 28351,501 28351,0 0,0">
            <text:p/>
          </draw:polygon>
          <draw:frame draw:style-name="gr3" draw:text-style-name="P2" draw:layer="layout" svg:width="28.35cm" svg:height="1.485cm" svg:x="0.65cm" svg:y="0.708cm">
            <draw:text-box>
              <text:p text:style-name="P3"><text:span text:style-name="T1">Adverse Weather</text:span></text:p>
            </draw:text-box>
          </draw:frame>
        </draw:g>
        <draw:g>
          <draw:polygon draw:style-name="gr1" draw:text-style-name="P1" draw:layer="layout" svg:width="0.5cm" svg:height="1cm" svg:x="0.49cm" svg:y="2.655cm" svg:viewBox="0 0 501 1001" draw:points="0,1001 501,1001 501,0 0,0">
            <text:p/>
          </draw:polygon>
          <draw:frame draw:style-name="gr4" draw:text-style-name="P2" draw:layer="layout" svg:width="0.5cm" svg:height="2.345cm" svg:x="0.49cm" svg:y="1.983cm">
            <draw:text-box>
              <text:p text:style-name="P3"><text:span text:style-name="T2">1</text:span></text:p>
            </draw:text-box>
          </draw:frame>
        </draw:g>
        <draw:g>
          <draw:line draw:style-name="gr5" draw:text-style-name="P2" draw:layer="layout" svg:x1="2.04cm" svg:y1="3.156cm" svg:x2="29.001cm" svg:y2="3.13cm">
            <text:p/>
          </draw:line>
          <draw:frame draw:style-name="gr6" draw:text-style-name="P2" draw:layer="layout" svg:width="5.332cm" svg:height="1.053cm" svg:x="12.854cm" svg:y="2.616cm">
            <draw:text-box>
              <text:p text:style-name="P3"><text:span text:style-name="T3">Immediate actions</text:span></text:p>
            </draw:text-box>
          </draw:frame>
        </draw:g>
        <draw:g>
          <draw:polygon draw:style-name="gr1" draw:text-style-name="P1" draw:layer="layout" svg:width="5cm" svg:height="0.5cm" svg:x="24cm" svg:y="40.57cm" svg:viewBox="0 0 5001 501" draw:points="0,501 5001,501 5001,0 0,0">
            <text:p/>
          </draw:polygon>
          <draw:frame draw:style-name="gr7" draw:text-style-name="P2" draw:layer="layout" svg:width="5cm" svg:height="0.622cm" svg:x="24cm" svg:y="40.509cm">
            <draw:text-box>
              <text:p text:style-name="P3"><text:span text:style-name="T4">Adverse Weather</text:span></text:p>
            </draw:text-box>
          </draw:frame>
        </draw:g>
        <draw:g>
          <draw:polygon draw:style-name="gr1" draw:text-style-name="P1" draw:layer="layout" svg:width="0.5cm" svg:height="1cm" svg:x="0.5cm" svg:y="40.58cm" svg:viewBox="0 0 501 1001" draw:points="0,1001 501,1001 501,0 0,0">
            <text:p/>
          </draw:polygon>
          <draw:frame draw:style-name="gr4" draw:text-style-name="P2" draw:layer="layout" svg:width="0.5cm" svg:height="2.345cm" svg:x="0.5cm" svg:y="39.908cm">
            <draw:text-box>
              <text:p text:style-name="P3"><text:span text:style-name="T2">3</text:span></text:p>
            </draw:text-box>
          </draw:frame>
        </draw:g>
        <draw:g>
          <draw:line draw:style-name="gr5" draw:text-style-name="P2" draw:layer="layout" svg:x1="2.05cm" svg:y1="41.081cm" svg:x2="29.011cm" svg:y2="41.055cm">
            <text:p/>
          </draw:line>
          <draw:frame draw:style-name="gr6" draw:text-style-name="P2" draw:layer="layout" svg:width="5.967cm" svg:height="1.053cm" svg:x="12.547cm" svg:y="40.541cm">
            <draw:text-box>
              <text:p text:style-name="P3"><text:span text:style-name="T3">Roles at Incident Site</text:span></text:p>
            </draw:text-box>
          </draw:frame>
        </draw:g>
        <draw:g>
          <draw:g>
            <draw:path draw:style-name="gr1" draw:text-style-name="P1" draw:layer="layout" svg:width="3.745cm" svg:height="1.5cm" svg:x="1.5cm" svg:y="41.63cm" svg:viewBox="0 0 3746 1501" svg:d="M3246 1501c92 0 170-21 250-67s137-103 183-183 67-158 67-250v-502c0-91-21-169-67-249s-103-137-183-183-158-67-250-67h-2747c-92 0-170 21-249 67-80 46-137 103-183 183s-67 158-67 249v502c0 92 21 170 67 250s103 137 183 183c79 46 157 67 249 67z">
              <text:p/>
            </draw:path>
            <draw:path draw:style-name="gr2" draw:text-style-name="P2" draw:layer="layout" svg:width="3.745cm" svg:height="1.5cm" svg:x="1.5cm" svg:y="41.63cm" svg:viewBox="0 0 3746 1501" svg:d="M3246 1501c92 0 170-21 250-67s137-103 183-183 67-158 67-250v-502c0-91-21-169-67-249s-103-137-183-183-158-67-250-67h-2747c-92 0-170 21-249 67-80 46-137 103-183 183s-67 158-67 249v502c0 92 21 170 67 250s103 137 183 183c79 46 157 67 249 67z">
              <text:p/>
            </draw:path>
          </draw:g>
          <draw:frame draw:style-name="gr8" draw:text-style-name="P2" draw:layer="layout" svg:width="3.745cm" svg:height="1.57cm" svg:x="1.5cm" svg:y="41.595cm">
            <draw:text-box>
              <text:p text:style-name="P3"><text:span text:style-name="T5">MSL</text:span></text:p>
            </draw:text-box>
          </draw:frame>
        </draw:g>
        <draw:g>
          <draw:g>
            <draw:path draw:style-name="gr1" draw:text-style-name="P1" draw:layer="layout" svg:width="5.679cm" svg:height="1.5cm" svg:x="6.057cm" svg:y="41.63cm" svg:viewBox="0 0 5680 1501" svg:d="M5180 1501c92 0 170-21 250-67s137-103 183-183 67-158 67-250v-502c0-91-21-169-67-249s-103-137-183-183-158-67-250-67h-4681c-92 0-170 21-249 67-80 46-137 103-183 183s-67 158-67 249v502c0 92 21 170 67 250s103 137 183 183c79 46 157 67 249 67z">
              <text:p/>
            </draw:path>
            <draw:path draw:style-name="gr2" draw:text-style-name="P2" draw:layer="layout" svg:width="5.679cm" svg:height="1.5cm" svg:x="6.057cm" svg:y="41.63cm" svg:viewBox="0 0 5680 1501" svg:d="M5180 1501c92 0 170-21 250-67s137-103 183-183 67-158 67-250v-502c0-91-21-169-67-249s-103-137-183-183-158-67-250-67h-4681c-92 0-170 21-249 67-80 46-137 103-183 183s-67 158-67 249v502c0 92 21 170 67 250s103 137 183 183c79 46 157 67 249 67z">
              <text:p/>
            </draw:path>
          </draw:g>
          <draw:frame draw:style-name="gr8" draw:text-style-name="P2" draw:layer="layout" svg:width="5.679cm" svg:height="1.57cm" svg:x="6.057cm" svg:y="41.595cm">
            <draw:text-box>
              <text:p text:style-name="P3"><text:span text:style-name="T5">NOMAD</text:span></text:p>
            </draw:text-box>
          </draw:frame>
        </draw:g>
        <draw:g>
          <draw:g>
            <draw:polygon draw:style-name="gr1" draw:text-style-name="P1" draw:layer="layout" svg:width="5.923cm" svg:height="0.6cm" svg:x="6.057cm" svg:y="43.53cm" svg:viewBox="0 0 5924 601" draw:points="0,601 5924,601 5924,0 0,0">
              <text:p/>
            </draw:polygon>
            <draw:polygon draw:style-name="gr2" draw:text-style-name="P2" draw:layer="layout" svg:width="5.923cm" svg:height="0.6cm" svg:x="6.057cm" svg:y="43.53cm" svg:viewBox="0 0 5924 601" draw:points="0,601 5924,601 5924,0 0,0">
              <text:p/>
            </draw:polygon>
          </draw:g>
          <draw:frame draw:style-name="gr9" draw:text-style-name="P2" draw:layer="layout" svg:width="5.923cm" svg:height="0.655cm" svg:x="6.057cm" svg:y="43.503cm">
            <draw:text-box>
              <text:p text:style-name="P3"><text:span text:style-name="T6">Lightning</text:span></text:p>
            </draw:text-box>
          </draw:frame>
        </draw:g>
        <draw:g>
          <draw:g>
            <draw:polygon draw:style-name="gr1" draw:text-style-name="P1" draw:layer="layout" svg:width="5.963cm" svg:height="0.51cm" svg:x="5.9cm" svg:y="56.572cm" svg:viewBox="0 0 5964 511" draw:points="0,511 5964,511 5964,0 0,0">
              <text:p/>
            </draw:polygon>
            <draw:polygon draw:style-name="gr2" draw:text-style-name="P2" draw:layer="layout" svg:width="5.963cm" svg:height="0.51cm" svg:x="5.9cm" svg:y="56.572cm" svg:viewBox="0 0 5964 511" draw:points="0,511 5964,511 5964,0 0,0">
              <text:p/>
            </draw:polygon>
          </draw:g>
          <draw:frame draw:style-name="gr9" draw:text-style-name="P2" draw:layer="layout" svg:width="5.963cm" svg:height="0.655cm" svg:x="5.9cm" svg:y="56.5cm">
            <draw:text-box>
              <text:p text:style-name="P3"><text:span text:style-name="T6">Fire: follow fire protocol</text:span></text:p>
            </draw:text-box>
          </draw:frame>
        </draw:g>
        <draw:g>
          <draw:g>
            <draw:polygon draw:style-name="gr1" draw:text-style-name="P1" draw:layer="layout" svg:width="5.923cm" svg:height="0.52cm" svg:x="5.9cm" svg:y="52.967cm" svg:viewBox="0 0 5924 521" draw:points="0,521 5924,521 5924,0 0,0">
              <text:p/>
            </draw:polygon>
            <draw:polygon draw:style-name="gr2" draw:text-style-name="P2" draw:layer="layout" svg:width="5.923cm" svg:height="0.52cm" svg:x="5.9cm" svg:y="52.967cm" svg:viewBox="0 0 5924 521" draw:points="0,521 5924,521 5924,0 0,0">
              <text:p/>
            </draw:polygon>
          </draw:g>
          <draw:frame draw:style-name="gr9" draw:text-style-name="P2" draw:layer="layout" svg:width="5.923cm" svg:height="0.655cm" svg:x="5.9cm" svg:y="52.9cm">
            <draw:text-box>
              <text:p text:style-name="P3"><text:span text:style-name="T6">Flooding</text:span></text:p>
            </draw:text-box>
          </draw:frame>
        </draw:g>
        <draw:g>
          <draw:g>
            <draw:path draw:style-name="gr1" draw:text-style-name="P1" draw:layer="layout" svg:width="4.028cm" svg:height="1.5cm" svg:x="12.227cm" svg:y="41.63cm" svg:viewBox="0 0 4029 1501" svg:d="M3529 1501c92 0 170-21 250-67s137-103 183-183 67-158 67-250v-502c0-91-21-169-67-249s-103-137-183-183-158-67-250-67h-3030c-92 0-170 21-249 67-80 46-137 103-183 183s-67 158-67 249v502c0 92 21 170 67 250s103 137 183 183c79 46 157 67 249 67z">
              <text:p/>
            </draw:path>
            <draw:path draw:style-name="gr2" draw:text-style-name="P2" draw:layer="layout" svg:width="4.028cm" svg:height="1.5cm" svg:x="12.227cm" svg:y="41.63cm" svg:viewBox="0 0 4029 1501" svg:d="M3529 1501c92 0 170-21 250-67s137-103 183-183 67-158 67-250v-502c0-91-21-169-67-249s-103-137-183-183-158-67-250-67h-3030c-92 0-170 21-249 67-80 46-137 103-183 183s-67 158-67 249v502c0 92 21 170 67 250s103 137 183 183c79 46 157 67 249 67z">
              <text:p/>
            </draw:path>
          </draw:g>
          <draw:frame draw:style-name="gr10" draw:text-style-name="P2" draw:layer="layout" svg:width="4.028cm" svg:height="1.5cm" svg:x="12.227cm" svg:y="41.63cm">
            <draw:text-box>
              <text:p text:style-name="P3"><text:span text:style-name="T7">MEDTEAM</text:span></text:p>
            </draw:text-box>
          </draw:frame>
        </draw:g>
        <draw:g>
          <draw:g>
            <draw:polygon draw:style-name="gr1" draw:text-style-name="P1" draw:layer="layout" svg:width="3.245cm" svg:height="1.6cm" svg:x="12.618cm" svg:y="43.53cm" svg:viewBox="0 0 3246 1601" draw:points="0,1601 3246,1601 3246,0 0,0">
              <text:p/>
            </draw:polygon>
            <draw:polygon draw:style-name="gr2" draw:text-style-name="P2" draw:layer="layout" svg:width="3.245cm" svg:height="1.6cm" svg:x="12.618cm" svg:y="43.53cm" svg:viewBox="0 0 3246 1601" draw:points="0,1601 3246,1601 3246,0 0,0">
              <text:p/>
            </draw:polygon>
          </draw:g>
          <draw:frame draw:style-name="gr11" draw:text-style-name="P2" draw:layer="layout" svg:width="3.245cm" svg:height="1.883cm" svg:x="12.618cm" svg:y="43.389cm">
            <draw:text-box>
              <text:p text:style-name="P3"><text:span text:style-name="T6">Triage and treatment of injured</text:span></text:p>
            </draw:text-box>
          </draw:frame>
        </draw:g>
        <draw:g>
          <draw:g>
            <draw:polygon draw:style-name="gr1" draw:text-style-name="P1" draw:layer="layout" svg:width="3.245cm" svg:height="1.8cm" svg:x="12.618cm" svg:y="45.43cm" svg:viewBox="0 0 3246 1801" draw:points="0,1801 3246,1801 3246,0 0,0">
              <text:p/>
            </draw:polygon>
            <draw:polygon draw:style-name="gr2" draw:text-style-name="P2" draw:layer="layout" svg:width="3.245cm" svg:height="1.8cm" svg:x="12.618cm" svg:y="45.43cm" svg:viewBox="0 0 3246 1801" draw:points="0,1801 3246,1801 3246,0 0,0">
              <text:p/>
            </draw:polygon>
          </draw:g>
          <draw:frame draw:style-name="gr11" draw:text-style-name="P2" draw:layer="layout" svg:width="3.245cm" svg:height="1.883cm" svg:x="12.618cm" svg:y="45.389cm">
            <draw:text-box>
              <text:p text:style-name="P3"><text:span text:style-name="T6">Coordinate evacuations with MSL</text:span></text:p>
            </draw:text-box>
          </draw:frame>
        </draw:g>
        <draw:g>
          <draw:g>
            <draw:path draw:style-name="gr1" draw:text-style-name="P1" draw:layer="layout" svg:width="2.583cm" svg:height="1.5cm" svg:x="16.617cm" svg:y="41.63cm" svg:viewBox="0 0 2584 1501" svg:d="M2084 1501c92 0 170-21 250-67s137-103 183-183 67-158 67-250v-502c0-91-21-169-67-249s-103-137-183-183-158-67-250-67h-1585c-91 0-169 21-249 67s-137 103-183 183-67 158-67 249v502c0 92 21 170 67 250s103 137 183 183 158 67 249 67z">
              <text:p/>
            </draw:path>
            <draw:path draw:style-name="gr2" draw:text-style-name="P2" draw:layer="layout" svg:width="2.583cm" svg:height="1.5cm" svg:x="16.617cm" svg:y="41.63cm" svg:viewBox="0 0 2584 1501" svg:d="M2084 1501c92 0 170-21 250-67s137-103 183-183 67-158 67-250v-502c0-91-21-169-67-249s-103-137-183-183-158-67-250-67h-1585c-91 0-169 21-249 67s-137 103-183 183-67 158-67 249v502c0 92 21 170 67 250s103 137 183 183 158 67 249 67z">
              <text:p/>
            </draw:path>
          </draw:g>
          <draw:frame draw:style-name="gr10" draw:text-style-name="P2" draw:layer="layout" svg:width="2.583cm" svg:height="1.5cm" svg:x="16.617cm" svg:y="41.63cm">
            <draw:text-box>
              <text:p text:style-name="P3"><text:span text:style-name="T7">INTR</text:span></text:p>
            </draw:text-box>
          </draw:frame>
        </draw:g>
        <draw:g>
          <draw:g>
            <draw:polygon draw:style-name="gr1" draw:text-style-name="P1" draw:layer="layout" svg:width="2.421cm" svg:height="2.1cm" svg:x="16.698cm" svg:y="43.48cm" svg:viewBox="0 0 2422 2101" draw:points="0,2101 2422,2101 2422,0 0,0">
              <text:p/>
            </draw:polygon>
            <draw:polygon draw:style-name="gr2" draw:text-style-name="P2" draw:layer="layout" svg:width="2.421cm" svg:height="2.1cm" svg:x="16.698cm" svg:y="43.48cm" svg:viewBox="0 0 2422 2101" draw:points="0,2101 2422,2101 2422,0 0,0">
              <text:p/>
            </draw:polygon>
          </draw:g>
          <draw:frame draw:style-name="gr12" draw:text-style-name="P2" draw:layer="layout" svg:width="2.421cm" svg:height="2.497cm" svg:x="16.698cm" svg:y="43.282cm">
            <draw:text-box>
              <text:p text:style-name="P3"><text:span text:style-name="T6">Exclusively under direction of MSL</text:span></text:p>
            </draw:text-box>
          </draw:frame>
        </draw:g>
        <draw:g>
          <draw:polygon draw:style-name="gr1" draw:text-style-name="P1" draw:layer="layout" svg:width="5cm" svg:height="0.5cm" svg:x="23.99cm" svg:y="60.225cm" svg:viewBox="0 0 5001 501" draw:points="0,501 5001,501 5001,0 0,0">
            <text:p/>
          </draw:polygon>
          <draw:frame draw:style-name="gr7" draw:text-style-name="P2" draw:layer="layout" svg:width="5cm" svg:height="0.622cm" svg:x="23.99cm" svg:y="60.164cm">
            <draw:text-box>
              <text:p text:style-name="P3"><text:span text:style-name="T4">Adverse Weather</text:span></text:p>
            </draw:text-box>
          </draw:frame>
        </draw:g>
        <draw:g>
          <draw:polygon draw:style-name="gr1" draw:text-style-name="P1" draw:layer="layout" svg:width="0.5cm" svg:height="1cm" svg:x="0.49cm" svg:y="60.235cm" svg:viewBox="0 0 501 1001" draw:points="0,1001 501,1001 501,0 0,0">
            <text:p/>
          </draw:polygon>
          <draw:frame draw:style-name="gr4" draw:text-style-name="P2" draw:layer="layout" svg:width="0.5cm" svg:height="2.345cm" svg:x="0.49cm" svg:y="59.563cm">
            <draw:text-box>
              <text:p text:style-name="P3"><text:span text:style-name="T2">4</text:span></text:p>
            </draw:text-box>
          </draw:frame>
        </draw:g>
        <draw:g>
          <draw:line draw:style-name="gr5" draw:text-style-name="P2" draw:layer="layout" svg:x1="2.04cm" svg:y1="60.736cm" svg:x2="29.001cm" svg:y2="60.71cm">
            <text:p/>
          </draw:line>
          <draw:frame draw:style-name="gr6" draw:text-style-name="P2" draw:layer="layout" svg:width="3.264cm" svg:height="1.053cm" svg:x="13.888cm" svg:y="60.196cm">
            <draw:text-box>
              <text:p text:style-name="P3"><text:span text:style-name="T3">Post-Event</text:span></text:p>
            </draw:text-box>
          </draw:frame>
        </draw:g>
        <draw:g>
          <draw:g>
            <draw:path draw:style-name="gr1" draw:text-style-name="P1" draw:layer="layout" svg:width="3.63cm" svg:height="1.5cm" svg:x="1.5cm" svg:y="3.73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1.5cm" svg:y="3.73cm" svg:viewBox="0 0 3631 1501" svg:d="M3131 1501c92 0 170-21 250-67s137-103 183-183 67-158 67-250v-502c0-91-21-169-67-249s-103-137-183-183-158-67-250-67h-2632c-91 0-169 21-249 67s-137 103-183 183-67 158-67 249v502c0 92 21 170 67 250s103 137 183 183 158 67 249 67z">
              <text:p/>
            </draw:path>
          </draw:g>
          <draw:frame draw:style-name="gr8" draw:text-style-name="P2" draw:layer="layout" svg:width="3.63cm" svg:height="1.57cm" svg:x="1.5cm" svg:y="3.695cm">
            <draw:text-box>
              <text:p text:style-name="P3"><text:span text:style-name="T5">MSL</text:span></text:p>
            </draw:text-box>
          </draw:frame>
        </draw:g>
        <draw:g>
          <draw:g>
            <draw:polygon draw:style-name="gr1" draw:text-style-name="P1" draw:layer="layout" svg:width="3.63cm" svg:height="1cm" svg:x="1.5cm" svg:y="5.732cm" svg:viewBox="0 0 3631 1001" draw:points="0,1001 3631,1001 3631,0 0,0">
              <text:p/>
            </draw:polygon>
            <draw:polygon draw:style-name="gr2" draw:text-style-name="P2" draw:layer="layout" svg:width="3.63cm" svg:height="1cm" svg:x="1.5cm" svg:y="5.732cm" svg:viewBox="0 0 3631 1001" draw:points="0,1001 3631,1001 3631,0 0,0">
              <text:p/>
            </draw:polygon>
          </draw:g>
          <draw:frame draw:style-name="gr13" draw:text-style-name="P2" draw:layer="layout" svg:width="3.63cm" svg:height="1.269cm" svg:x="1.5cm" svg:y="5.598cm">
            <draw:text-box>
              <text:p text:style-name="P3"><text:span text:style-name="T6">Declare "Radio Priority" </text:span></text:p>
            </draw:text-box>
          </draw:frame>
        </draw:g>
        <draw:g>
          <draw:g>
            <draw:polygon draw:style-name="gr1" draw:text-style-name="P1" draw:layer="layout" svg:width="3.63cm" svg:height="2.025cm" svg:x="1.5cm" svg:y="7.233cm" svg:viewBox="0 0 3631 2026" draw:points="0,2026 3631,2026 3631,0 0,0">
              <text:p/>
            </draw:polygon>
            <draw:path draw:style-name="gr2" draw:text-style-name="P2" draw:layer="layout" svg:width="3.63cm" svg:height="2.025cm" svg:x="1.5cm" svg:y="7.233cm" svg:viewBox="0 0 3631 2026" svg:d="M0 2026h3631v-2026h-3631zM160 2026v-2026M3471 2026v-2026">
              <text:p/>
            </draw:path>
          </draw:g>
          <draw:frame draw:style-name="gr12" draw:text-style-name="P2" draw:layer="layout" svg:width="3.31cm" svg:height="2.497cm" svg:x="1.66cm" svg:y="6.997cm">
            <draw:text-box>
              <text:p text:style-name="P3"><text:span text:style-name="T6">All personel with radios switch to earpieces until incident is over</text:span></text:p>
            </draw:text-box>
          </draw:frame>
        </draw:g>
        <draw:line draw:style-name="gr14" draw:text-style-name="P2" draw:layer="layout" svg:x1="3.315cm" svg:y1="6.732cm" svg:x2="3.315cm" svg:y2="7.233cm">
          <text:p/>
        </draw:line>
        <draw:g>
          <draw:g>
            <draw:path draw:style-name="gr1" draw:text-style-name="P1" draw:layer="layout" svg:width="3.63cm" svg:height="1.5cm" svg:x="5.674cm" svg:y="3.732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5.674cm" svg:y="3.732cm" svg:viewBox="0 0 3631 1501" svg:d="M3131 1501c92 0 170-21 250-67s137-103 183-183 67-158 67-250v-502c0-91-21-169-67-249s-103-137-183-183-158-67-250-67h-2632c-91 0-169 21-249 67s-137 103-183 183-67 158-67 249v502c0 92 21 170 67 250s103 137 183 183 158 67 249 67z">
              <text:p/>
            </draw:path>
          </draw:g>
          <draw:frame draw:style-name="gr8" draw:text-style-name="P2" draw:layer="layout" svg:width="3.63cm" svg:height="1.57cm" svg:x="5.674cm" svg:y="3.697cm">
            <draw:text-box>
              <text:p text:style-name="P3"><text:span text:style-name="T5">GATE </text:span></text:p>
            </draw:text-box>
          </draw:frame>
        </draw:g>
        <draw:g>
          <draw:g>
            <draw:path draw:style-name="gr1" draw:text-style-name="P1" draw:layer="layout" svg:width="3.63cm" svg:height="1.5cm" svg:x="9.848cm" svg:y="3.732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9.848cm" svg:y="3.732cm" svg:viewBox="0 0 3631 1501" svg:d="M3131 1501c92 0 170-21 250-67s137-103 183-183 67-158 67-250v-502c0-91-21-169-67-249s-103-137-183-183-158-67-250-67h-2632c-91 0-169 21-249 67s-137 103-183 183-67 158-67 249v502c0 92 21 170 67 250s103 137 183 183 158 67 249 67z">
              <text:p/>
            </draw:path>
          </draw:g>
          <draw:frame draw:style-name="gr8" draw:text-style-name="P2" draw:layer="layout" svg:width="3.63cm" svg:height="1.57cm" svg:x="9.848cm" svg:y="3.697cm">
            <draw:text-box>
              <text:p text:style-name="P3"><text:span text:style-name="T5">SL</text:span></text:p>
            </draw:text-box>
          </draw:frame>
        </draw:g>
        <draw:g>
          <draw:g>
            <draw:polygon draw:style-name="gr1" draw:text-style-name="P1" draw:layer="layout" svg:width="3.63cm" svg:height="1cm" svg:x="9.832cm" svg:y="5.73cm" svg:viewBox="0 0 3631 1001" draw:points="0,1001 3631,1001 3631,0 0,0">
              <text:p/>
            </draw:polygon>
            <draw:polygon draw:style-name="gr2" draw:text-style-name="P2" draw:layer="layout" svg:width="3.63cm" svg:height="1cm" svg:x="9.832cm" svg:y="5.73cm" svg:viewBox="0 0 3631 1001" draw:points="0,1001 3631,1001 3631,0 0,0">
              <text:p/>
            </draw:polygon>
          </draw:g>
          <draw:frame draw:style-name="gr13" draw:text-style-name="P2" draw:layer="layout" svg:width="3.63cm" svg:height="1.269cm" svg:x="9.832cm" svg:y="5.596cm">
            <draw:text-box>
              <text:p text:style-name="P3"><text:span text:style-name="T6">Make way to Malfare cabin.</text:span></text:p>
            </draw:text-box>
          </draw:frame>
        </draw:g>
        <draw:g>
          <draw:g>
            <draw:path draw:style-name="gr1" draw:text-style-name="P1" draw:layer="layout" svg:width="3.63cm" svg:height="1.5cm" svg:x="18.196cm" svg:y="3.732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18.196cm" svg:y="3.732cm" svg:viewBox="0 0 3631 1501" svg:d="M3131 1501c92 0 170-21 250-67s137-103 183-183 67-158 67-250v-502c0-91-21-169-67-249s-103-137-183-183-158-67-250-67h-2632c-91 0-169 21-249 67s-137 103-183 183-67 158-67 249v502c0 92 21 170 67 250s103 137 183 183 158 67 249 67z">
              <text:p/>
            </draw:path>
          </draw:g>
          <draw:frame draw:style-name="gr8" draw:text-style-name="P5" draw:layer="layout" svg:width="3.63cm" svg:height="1.783cm" svg:x="18.196cm" svg:y="3.59cm">
            <draw:text-box>
              <text:p text:style-name="P4"><text:span text:style-name="T8">Welfare Enough</text:span></text:p>
            </draw:text-box>
          </draw:frame>
        </draw:g>
        <draw:g>
          <draw:g>
            <draw:path draw:style-name="gr1" draw:text-style-name="P1" draw:layer="layout" svg:width="3.63cm" svg:height="1.5cm" svg:x="22.37cm" svg:y="3.732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22.37cm" svg:y="3.732cm" svg:viewBox="0 0 3631 1501" svg:d="M3131 1501c92 0 170-21 250-67s137-103 183-183 67-158 67-250v-502c0-91-21-169-67-249s-103-137-183-183-158-67-250-67h-2632c-91 0-169 21-249 67s-137 103-183 183-67 158-67 249v502c0 92 21 170 67 250s103 137 183 183 158 67 249 67z">
              <text:p/>
            </draw:path>
          </draw:g>
          <draw:frame draw:style-name="gr8" draw:text-style-name="P7" draw:layer="layout" svg:width="3.63cm" svg:height="1.57cm" svg:x="22.37cm" svg:y="3.697cm">
            <draw:text-box>
              <text:p text:style-name="P6"><text:span text:style-name="T9">Welfæries</text:span></text:p>
            </draw:text-box>
          </draw:frame>
        </draw:g>
        <draw:g>
          <draw:g>
            <draw:polygon draw:style-name="gr1" draw:text-style-name="P1" draw:layer="layout" svg:width="3.63cm" svg:height="2.499cm" svg:x="22.37cm" svg:y="5.732cm" svg:viewBox="0 0 3631 2500" draw:points="0,2500 3631,2500 3631,0 0,0">
              <text:p/>
            </draw:polygon>
            <draw:polygon draw:style-name="gr2" draw:text-style-name="P2" draw:layer="layout" svg:width="3.63cm" svg:height="2.499cm" svg:x="22.37cm" svg:y="5.732cm" svg:viewBox="0 0 3631 2500" draw:points="0,2500 3631,2500 3631,0 0,0">
              <text:p/>
            </draw:polygon>
          </draw:g>
          <draw:frame draw:style-name="gr15" draw:text-style-name="P2" draw:layer="layout" svg:width="3.63cm" svg:height="3.111cm" svg:x="22.37cm" svg:y="5.426cm">
            <draw:text-box>
              <text:p text:style-name="P3"><text:span text:style-name="T6">Prepare Welfare Enough to receive participants <text:s/>In need of non-medical care.</text:span></text:p>
            </draw:text-box>
          </draw:frame>
        </draw:g>
        <draw:g>
          <draw:g>
            <draw:polygon draw:style-name="gr1" draw:text-style-name="P1" draw:layer="layout" svg:width="3.63cm" svg:height="2.499cm" svg:x="1.5cm" svg:y="9.631cm" svg:viewBox="0 0 3631 2500" draw:points="0,2500 3631,2500 3631,0 0,0">
              <text:p/>
            </draw:polygon>
            <draw:path draw:style-name="gr2" draw:text-style-name="P2" draw:layer="layout" svg:width="3.63cm" svg:height="2.499cm" svg:x="1.5cm" svg:y="9.631cm" svg:viewBox="0 0 3631 2500" svg:d="M0 2500h3631v-2500h-3631zM160 2500v-2500M3471 2500v-2500">
              <text:p/>
            </draw:path>
          </draw:g>
          <draw:frame draw:style-name="gr16" draw:text-style-name="P2" draw:layer="layout" svg:width="3.31cm" svg:height="3.111cm" svg:x="1.66cm" svg:y="9.325cm">
            <draw:text-box>
              <text:p text:style-name="P3"><text:span text:style-name="T6">MSL directs all radio communications for duration of event</text:span></text:p>
            </draw:text-box>
          </draw:frame>
        </draw:g>
        <draw:line draw:style-name="gr14" draw:text-style-name="P2" draw:layer="layout" svg:x1="3.315cm" svg:y1="9.258cm" svg:x2="3.315cm" svg:y2="9.631cm">
          <text:p/>
        </draw:line>
        <draw:g>
          <draw:polygon draw:style-name="gr1" draw:text-style-name="P1" draw:layer="layout" svg:width="0.5cm" svg:height="1cm" svg:x="0.475cm" svg:y="20.79cm" svg:viewBox="0 0 501 1001" draw:points="0,1001 501,1001 501,0 0,0">
            <text:p/>
          </draw:polygon>
          <draw:frame draw:style-name="gr4" draw:text-style-name="P2" draw:layer="layout" svg:width="0.5cm" svg:height="2.345cm" svg:x="0.475cm" svg:y="20.118cm">
            <draw:text-box>
              <text:p text:style-name="P3"><text:span text:style-name="T2">2</text:span></text:p>
            </draw:text-box>
          </draw:frame>
        </draw:g>
        <draw:g>
          <draw:line draw:style-name="gr5" draw:text-style-name="P2" draw:layer="layout" svg:x1="2.025cm" svg:y1="21.291cm" svg:x2="28.986cm" svg:y2="21.265cm">
            <text:p/>
          </draw:line>
          <draw:frame draw:style-name="gr6" draw:text-style-name="P2" draw:layer="layout" svg:width="5.129cm" svg:height="1.053cm" svg:x="12.94cm" svg:y="20.751cm">
            <draw:text-box>
              <text:p text:style-name="P3"><text:span text:style-name="T3">Get Into Positions</text:span></text:p>
            </draw:text-box>
          </draw:frame>
        </draw:g>
        <draw:g>
          <draw:g>
            <draw:path draw:style-name="gr1" draw:text-style-name="P1" draw:layer="layout" svg:width="4cm" svg:height="1.5cm" svg:x="1.885cm" svg:y="21.86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885cm" svg:y="21.86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1.885cm" svg:y="21.825cm">
            <draw:text-box>
              <text:p text:style-name="P3"><text:span text:style-name="T5">MSL</text:span></text:p>
            </draw:text-box>
          </draw:frame>
        </draw:g>
        <draw:g>
          <draw:g>
            <draw:path draw:style-name="gr1" draw:text-style-name="P1" draw:layer="layout" svg:width="4.965cm" svg:height="1.5cm" svg:x="6.617cm" svg:y="21.86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6.617cm" svg:y="21.86cm" svg:viewBox="0 0 4966 1501" svg:d="M4467 1501c92 0 169-21 249-67s137-103 183-183 67-158 67-250v-502c0-91-21-169-67-249s-103-137-183-183-157-67-249-67h-3968c-92 0-169 21-249 67s-137 103-183 183-67 158-67 249v502c0 92 21 170 67 250s103 137 183 183 157 67 249 67z">
              <text:p/>
            </draw:path>
          </draw:g>
          <draw:frame draw:style-name="gr8" draw:text-style-name="P2" draw:layer="layout" svg:width="4.965cm" svg:height="1.57cm" svg:x="6.617cm" svg:y="21.825cm">
            <draw:text-box>
              <text:p text:style-name="P3"><text:span text:style-name="T5">MEDTEAM</text:span></text:p>
            </draw:text-box>
          </draw:frame>
        </draw:g>
        <draw:g>
          <draw:g>
            <draw:path draw:style-name="gr1" draw:text-style-name="P1" draw:layer="layout" svg:width="3.285cm" svg:height="1.5cm" svg:x="12.2cm" svg:y="21.86cm" svg:viewBox="0 0 3286 1501" svg:d="M2786 1501c92 0 170-21 250-67s137-103 183-183 67-158 67-250v-502c0-91-21-169-67-249s-103-137-183-183-158-67-250-67h-2287c-92 0-169 21-249 67s-137 103-183 183-67 158-67 249v502c0 92 21 170 67 250s103 137 183 183 157 67 249 67z">
              <text:p/>
            </draw:path>
            <draw:path draw:style-name="gr2" draw:text-style-name="P2" draw:layer="layout" svg:width="3.285cm" svg:height="1.5cm" svg:x="12.2cm" svg:y="21.86cm" svg:viewBox="0 0 3286 1501" svg:d="M2786 1501c92 0 170-21 250-67s137-103 183-183 67-158 67-250v-502c0-91-21-169-67-249s-103-137-183-183-158-67-250-67h-2287c-92 0-169 21-249 67s-137 103-183 183-67 158-67 249v502c0 92 21 170 67 250s103 137 183 183 157 67 249 67z">
              <text:p/>
            </draw:path>
          </draw:g>
          <draw:frame draw:style-name="gr8" draw:text-style-name="P2" draw:layer="layout" svg:width="3.285cm" svg:height="1.57cm" svg:x="12.2cm" svg:y="21.825cm">
            <draw:text-box>
              <text:p text:style-name="P3"><text:span text:style-name="T5">INTR</text:span></text:p>
            </draw:text-box>
          </draw:frame>
        </draw:g>
        <draw:g>
          <draw:g>
            <draw:polygon draw:style-name="gr1" draw:text-style-name="P1" draw:layer="layout" svg:width="4cm" svg:height="1cm" svg:x="1.885cm" svg:y="23.852cm" svg:viewBox="0 0 4001 1001" draw:points="0,1001 4001,1001 4001,0 0,0">
              <text:p/>
            </draw:polygon>
            <draw:polygon draw:style-name="gr2" draw:text-style-name="P2" draw:layer="layout" svg:width="4cm" svg:height="1cm" svg:x="1.885cm" svg:y="23.852cm" svg:viewBox="0 0 4001 1001" draw:points="0,1001 4001,1001 4001,0 0,0">
              <text:p/>
            </draw:polygon>
          </draw:g>
          <draw:frame draw:style-name="gr17" draw:text-style-name="P2" draw:layer="layout" svg:width="4cm" svg:height="1cm" svg:x="1.885cm" svg:y="23.852cm">
            <draw:text-box>
              <text:p text:style-name="P3"><text:span text:style-name="T6">Move to incident site</text:span></text:p>
            </draw:text-box>
          </draw:frame>
        </draw:g>
        <draw:g>
          <draw:g>
            <draw:polygon draw:style-name="gr1" draw:text-style-name="P1" draw:layer="layout" svg:width="4cm" svg:height="2.1cm" svg:x="1.886cm" svg:y="25.345cm" svg:viewBox="0 0 4001 2101" draw:points="0,2101 4001,2101 4001,0 0,0">
              <text:p/>
            </draw:polygon>
            <draw:path draw:style-name="gr2" draw:text-style-name="P2" draw:layer="layout" svg:width="4cm" svg:height="2.1cm" svg:x="1.886cm" svg:y="25.345cm" svg:viewBox="0 0 4001 2101" svg:d="M0 2101h4001v-2101h-4001zM164 2101v-2101M3836 2101v-2101">
              <text:p/>
            </draw:path>
          </draw:g>
          <draw:frame draw:style-name="gr12" draw:text-style-name="P2" draw:layer="layout" svg:width="3.671cm" svg:height="2.497cm" svg:x="2.05cm" svg:y="25.147cm">
            <draw:text-box>
              <text:p text:style-name="P3"><text:span text:style-name="T6">Receive update from NM at incident site (en-route via radio)</text:span></text:p>
            </draw:text-box>
          </draw:frame>
        </draw:g>
        <draw:g>
          <draw:polygon draw:style-name="gr1" draw:text-style-name="P1" draw:layer="layout" svg:width="5cm" svg:height="0.5cm" svg:x="24.065cm" svg:y="20.73cm" svg:viewBox="0 0 5001 501" draw:points="0,501 5001,501 5001,0 0,0">
            <text:p/>
          </draw:polygon>
          <draw:frame draw:style-name="gr7" draw:text-style-name="P2" draw:layer="layout" svg:width="5cm" svg:height="0.622cm" svg:x="24.065cm" svg:y="20.669cm">
            <draw:text-box>
              <text:p text:style-name="P3"><text:span text:style-name="T4">Adverse Weather</text:span></text:p>
            </draw:text-box>
          </draw:frame>
        </draw:g>
        <draw:g>
          <draw:g>
            <draw:polygon draw:style-name="gr1" draw:text-style-name="P1" draw:layer="layout" svg:width="4cm" svg:height="1cm" svg:x="1.886cm" svg:y="27.937cm" svg:viewBox="0 0 4001 1001" draw:points="0,1001 4001,1001 4001,0 0,0">
              <text:p/>
            </draw:polygon>
            <draw:polygon draw:style-name="gr2" draw:text-style-name="P2" draw:layer="layout" svg:width="4cm" svg:height="1cm" svg:x="1.886cm" svg:y="27.937cm" svg:viewBox="0 0 4001 1001" draw:points="0,1001 4001,1001 4001,0 0,0">
              <text:p/>
            </draw:polygon>
          </draw:g>
          <draw:frame draw:style-name="gr13" draw:text-style-name="P2" draw:layer="layout" svg:width="4cm" svg:height="1.269cm" svg:x="1.886cm" svg:y="27.803cm">
            <draw:text-box>
              <text:p text:style-name="P3"><text:span text:style-name="T6">Direct NMs to positions as needed</text:span></text:p>
            </draw:text-box>
          </draw:frame>
        </draw:g>
        <draw:g>
          <draw:polyline draw:style-name="gr14" draw:text-style-name="P2" draw:layer="layout" svg:width="0cm" svg:height="0.493cm" svg:x="3.885cm" svg:y="24.852cm" svg:viewBox="0 0 0 494" draw:points="0,0 0,188 0,188 0,494">
            <text:p/>
          </draw:polyline>
          <draw:frame draw:style-name="gr18" draw:text-style-name="P2" draw:layer="layout" svg:width="1.411cm" svg:height="1.219cm" svg:x="3.18cm" svg:y="24.489cm">
            <draw:text-box>
              <text:p/>
            </draw:text-box>
          </draw:frame>
        </draw:g>
        <draw:g>
          <draw:g>
            <draw:polygon draw:style-name="gr1" draw:text-style-name="P1" draw:layer="layout" svg:width="4cm" svg:height="1.677cm" svg:x="7.1cm" svg:y="23.852cm" svg:viewBox="0 0 4001 1678" draw:points="0,1678 4001,1678 4001,0 0,0">
              <text:p/>
            </draw:polygon>
            <draw:polygon draw:style-name="gr2" draw:text-style-name="P2" draw:layer="layout" svg:width="4cm" svg:height="1.677cm" svg:x="7.1cm" svg:y="23.852cm" svg:viewBox="0 0 4001 1678" draw:points="0,1678 4001,1678 4001,0 0,0">
              <text:p/>
            </draw:polygon>
          </draw:g>
          <draw:frame draw:style-name="gr11" draw:text-style-name="P2" draw:layer="layout" svg:width="4cm" svg:height="1.883cm" svg:x="7.1cm" svg:y="23.749cm">
            <draw:text-box>
              <text:p text:style-name="P3"><text:span text:style-name="T6">Move with MSL to incident site as needed</text:span></text:p>
            </draw:text-box>
          </draw:frame>
        </draw:g>
        <draw:g>
          <draw:g>
            <draw:polygon draw:style-name="gr1" draw:text-style-name="P1" draw:layer="layout" svg:width="2.943cm" svg:height="1cm" svg:x="12.371cm" svg:y="23.852cm" svg:viewBox="0 0 2944 1001" draw:points="0,1001 2944,1001 2944,0 0,0">
              <text:p/>
            </draw:polygon>
            <draw:polygon draw:style-name="gr2" draw:text-style-name="P2" draw:layer="layout" svg:width="2.943cm" svg:height="1cm" svg:x="12.371cm" svg:y="23.852cm" svg:viewBox="0 0 2944 1001" draw:points="0,1001 2944,1001 2944,0 0,0">
              <text:p/>
            </draw:polygon>
          </draw:g>
          <draw:frame draw:style-name="gr17" draw:text-style-name="P2" draw:layer="layout" svg:width="2.943cm" svg:height="1cm" svg:x="12.371cm" svg:y="23.852cm">
            <draw:text-box>
              <text:p text:style-name="P3"><text:span text:style-name="T6">With MSL</text:span></text:p>
            </draw:text-box>
          </draw:frame>
        </draw:g>
        <draw:g>
          <draw:g>
            <draw:path draw:style-name="gr1" draw:text-style-name="P1" draw:layer="layout" svg:width="3.63cm" svg:height="1.5cm" svg:x="14.022cm" svg:y="3.732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14.022cm" svg:y="3.732cm" svg:viewBox="0 0 3631 1501" svg:d="M3131 1501c92 0 170-21 250-67s137-103 183-183 67-158 67-250v-502c0-91-21-169-67-249s-103-137-183-183-158-67-250-67h-2632c-91 0-169 21-249 67s-137 103-183 183-67 158-67 249v502c0 92 21 170 67 250s103 137 183 183 158 67 249 67z">
              <text:p/>
            </draw:path>
          </draw:g>
          <draw:frame draw:style-name="gr10" draw:text-style-name="P2" draw:layer="layout" svg:width="3.63cm" svg:height="1.5cm" svg:x="14.022cm" svg:y="3.732cm">
            <draw:text-box>
              <text:p text:style-name="P3"><text:span text:style-name="T7">NOMAD</text:span></text:p>
            </draw:text-box>
          </draw:frame>
        </draw:g>
        <draw:g>
          <draw:g>
            <draw:polygon draw:style-name="gr1" draw:text-style-name="P1" draw:layer="layout" svg:width="3.63cm" svg:height="1.5cm" svg:x="18.212cm" svg:y="5.73cm" svg:viewBox="0 0 3631 1501" draw:points="0,1501 3631,1501 3631,0 0,0">
              <text:p/>
            </draw:polygon>
            <draw:polygon draw:style-name="gr2" draw:text-style-name="P2" draw:layer="layout" svg:width="3.63cm" svg:height="1.5cm" svg:x="18.212cm" svg:y="5.73cm" svg:viewBox="0 0 3631 1501" draw:points="0,1501 3631,1501 3631,0 0,0">
              <text:p/>
            </draw:polygon>
          </draw:g>
          <draw:frame draw:style-name="gr11" draw:text-style-name="P2" draw:layer="layout" svg:width="3.63cm" svg:height="2.497cm" svg:x="18.212cm" svg:y="5.232cm">
            <draw:text-box>
              <text:p text:style-name="P3"><text:span text:style-name="T6">Instruct Welfaeries to prep Welfare Enough for incident response</text:span></text:p>
            </draw:text-box>
          </draw:frame>
        </draw:g>
        <draw:g>
          <draw:g>
            <draw:polygon draw:style-name="gr1" draw:text-style-name="P1" draw:layer="layout" svg:width="3.63cm" svg:height="1.292cm" svg:x="18.212cm" svg:y="7.965cm" svg:viewBox="0 0 3631 1293" draw:points="0,1293 3631,1293 3631,0 0,0">
              <text:p/>
            </draw:polygon>
            <draw:polygon draw:style-name="gr2" draw:text-style-name="P2" draw:layer="layout" svg:width="3.63cm" svg:height="1.292cm" svg:x="18.212cm" svg:y="7.965cm" svg:viewBox="0 0 3631 1293" draw:points="0,1293 3631,1293 3631,0 0,0">
              <text:p/>
            </draw:polygon>
          </draw:g>
          <draw:frame draw:style-name="gr19" draw:text-style-name="P8" draw:layer="layout" svg:width="3.63cm" svg:height="1.883cm" svg:x="18.212cm" svg:y="7.67cm">
            <draw:text-box>
              <text:p text:style-name="P3"><text:span text:style-name="T6">Take up position outside of Welfare Center</text:span></text:p>
            </draw:text-box>
          </draw:frame>
        </draw:g>
        <draw:g>
          <draw:g>
            <draw:path draw:style-name="gr1" draw:text-style-name="P1" draw:layer="layout" svg:width="2.895cm" svg:height="1.5cm" svg:x="22.105cm" svg:y="21.86cm" svg:viewBox="0 0 2896 1501" svg:d="M2396 1501c92 0 170-21 250-67s137-103 183-183 67-158 67-250v-502c0-91-21-169-67-249s-103-137-183-183-158-67-250-67h-1897c-92 0-169 21-249 67s-137 103-183 183-67 158-67 249v502c0 92 21 170 67 250s103 137 183 183 157 67 249 67z">
              <text:p/>
            </draw:path>
            <draw:path draw:style-name="gr2" draw:text-style-name="P2" draw:layer="layout" svg:width="2.895cm" svg:height="1.5cm" svg:x="22.105cm" svg:y="21.86cm" svg:viewBox="0 0 2896 1501" svg:d="M2396 1501c92 0 170-21 250-67s137-103 183-183 67-158 67-250v-502c0-91-21-169-67-249s-103-137-183-183-158-67-250-67h-1897c-92 0-169 21-249 67s-137 103-183 183-67 158-67 249v502c0 92 21 170 67 250s103 137 183 183 157 67 249 67z">
              <text:p/>
            </draw:path>
          </draw:g>
          <draw:frame draw:style-name="gr8" draw:text-style-name="P2" draw:layer="layout" svg:width="2.895cm" svg:height="1.57cm" svg:x="22.105cm" svg:y="21.825cm">
            <draw:text-box>
              <text:p text:style-name="P3"><text:span text:style-name="T5">SL</text:span></text:p>
            </draw:text-box>
          </draw:frame>
        </draw:g>
        <draw:g>
          <draw:g>
            <draw:polygon draw:style-name="gr1" draw:text-style-name="P1" draw:layer="layout" svg:width="2.895cm" svg:height="3.878cm" svg:x="22.105cm" svg:y="23.852cm" svg:viewBox="0 0 2896 3879" draw:points="0,3879 2896,3879 2896,0 0,0">
              <text:p/>
            </draw:polygon>
            <draw:polygon draw:style-name="gr2" draw:text-style-name="P2" draw:layer="layout" svg:width="2.895cm" svg:height="3.878cm" svg:x="22.105cm" svg:y="23.852cm" svg:viewBox="0 0 2896 3879" draw:points="0,3879 2896,3879 2896,0 0,0">
              <text:p/>
            </draw:polygon>
          </draw:g>
          <draw:frame draw:style-name="gr20" draw:text-style-name="P2" draw:layer="layout" svg:width="2.895cm" svg:height="4.339cm" svg:x="22.105cm" svg:y="23.622cm">
            <draw:text-box>
              <text:p text:style-name="P3"><text:span text:style-name="T6">If FD has been called, move to gate to meet them, otherwise remain at Malfare</text:span></text:p>
            </draw:text-box>
          </draw:frame>
        </draw:g>
        <draw:g>
          <draw:g>
            <draw:polygon draw:style-name="gr1" draw:text-style-name="P1" draw:layer="layout" svg:width="3.745cm" svg:height="2.51cm" svg:x="1.5cm" svg:y="48.675cm" svg:viewBox="0 0 3746 2511" draw:points="0,2511 3746,2511 3746,0 0,0">
              <text:p/>
            </draw:polygon>
            <draw:polygon draw:style-name="gr2" draw:text-style-name="P2" draw:layer="layout" svg:width="3.745cm" svg:height="2.51cm" svg:x="1.5cm" svg:y="48.675cm" svg:viewBox="0 0 3746 2511" draw:points="0,2511 3746,2511 3746,0 0,0">
              <text:p/>
            </draw:polygon>
          </draw:g>
          <draw:frame draw:style-name="gr16" draw:text-style-name="P2" draw:layer="layout" svg:width="3.745cm" svg:height="3.111cm" svg:x="1.5cm" svg:y="48.375cm">
            <draw:text-box>
              <text:p text:style-name="P3"><text:span text:style-name="T6">Coordinate dissemination of information to general population with SL</text:span></text:p>
            </draw:text-box>
          </draw:frame>
        </draw:g>
        <draw:g>
          <draw:g>
            <draw:polygon draw:style-name="gr1" draw:text-style-name="P1" draw:layer="layout" svg:width="8.548cm" svg:height="1.97cm" svg:x="5.651cm" svg:y="57.23cm" svg:viewBox="0 0 8549 1971" draw:points="0,1971 8549,1971 8549,0 0,0">
              <text:p/>
            </draw:polygon>
            <draw:polygon draw:style-name="gr2" draw:text-style-name="P2" draw:layer="layout" svg:width="8.548cm" svg:height="1.97cm" svg:x="5.651cm" svg:y="57.23cm" svg:viewBox="0 0 8549 1971" draw:points="0,1971 8549,1971 8549,0 0,0">
              <text:p/>
            </draw:polygon>
          </draw:g>
          <draw:frame draw:style-name="gr21" draw:text-style-name="P8" draw:layer="layout" svg:width="8.548cm" svg:height="1.97cm" svg:x="5.651cm" svg:y="57.23cm">
            <draw:text-box>
              <text:p text:style-name="P3"><text:span text:style-name="T6">For all other adverse weather - heat wave, high winds, etc. - follow MSL instructions</text:span></text:p>
            </draw:text-box>
          </draw:frame>
        </draw:g>
        <draw:g>
          <draw:polygon draw:style-name="gr22" draw:text-style-name="P2" draw:layer="layout" svg:width="11.095cm" svg:height="1.745cm" svg:x="16.153cm" svg:y="55.185cm" svg:viewBox="0 0 11096 1746" draw:points="0,1746 11096,1746 11096,0 0,0">
            <text:p/>
          </draw:polygon>
          <draw:frame draw:style-name="gr23" draw:text-style-name="P2" draw:layer="layout" svg:width="11.095cm" svg:height="1.904cm" svg:x="16.153cm" svg:y="55.106cm">
            <draw:text-box>
              <text:p text:style-name="P9"><text:span text:style-name="T10">NOTE:</text:span><text:span text:style-name="T10"><text:line-break/></text:span><text:span text:style-name="T10">Everyone will cooperate fully with fire department at all times.</text:span></text:p>
            </draw:text-box>
          </draw:frame>
        </draw:g>
        <draw:g>
          <draw:g>
            <draw:polygon draw:style-name="gr1" draw:text-style-name="P1" draw:layer="layout" svg:width="3.63cm" svg:height="1cm" svg:x="9.832cm" svg:y="7.229cm" svg:viewBox="0 0 3631 1001" draw:points="0,1001 3631,1001 3631,0 0,0">
              <text:p/>
            </draw:polygon>
            <draw:polygon draw:style-name="gr2" draw:text-style-name="P2" draw:layer="layout" svg:width="3.63cm" svg:height="1cm" svg:x="9.832cm" svg:y="7.229cm" svg:viewBox="0 0 3631 1001" draw:points="0,1001 3631,1001 3631,0 0,0">
              <text:p/>
            </draw:polygon>
          </draw:g>
          <draw:frame draw:style-name="gr13" draw:text-style-name="P2" draw:layer="layout" svg:width="3.63cm" svg:height="1.269cm" svg:x="9.832cm" svg:y="7.095cm">
            <draw:text-box>
              <text:p text:style-name="P3"><text:span text:style-name="T6">SL contacts Fire Dept (FD) if needed</text:span></text:p>
            </draw:text-box>
          </draw:frame>
        </draw:g>
        <draw:frame draw:style-name="gr24" draw:text-style-name="P2" draw:layer="layout" svg:width="6.262cm" svg:height="8.023cm" svg:x="6.038cm" svg:y="44.4cm">
          <draw:text-box>
            <text:p text:style-name="P10"><text:span text:style-name="T6">Cordon off <text:s/>area and keep people away.</text:span><text:span text:style-name="T6"><text:line-break/></text:span><text:span text:style-name="T6">If someone had been hit by lightning: medical takes lead! </text:span><text:span text:style-name="T11">Do not touch or approach the individual. Only Red Cross treats.</text:span><text:span text:style-name="T6"><text:line-break/></text:span><text:span text:style-name="T6">If someone is trapped in a car or other electricity conducting structure that has been hit by lightning, DO NOT APPROACH or try to get them out. Wait for FIre Department!</text:span></text:p>
          </draw:text-box>
        </draw:frame>
        <draw:frame draw:style-name="gr25" draw:text-style-name="P11" draw:layer="layout" svg:width="9.762cm" svg:height="3cm" svg:x="5.9cm" svg:y="53.4cm">
          <draw:text-box>
            <text:p text:style-name="P10"><text:span text:style-name="T6">Evacuate the area (without risking yourselves!)</text:span><text:span text:style-name="T6"><text:line-break/></text:span><text:span text:style-name="T6">Cordon off area and keep people away</text:span><text:span text:style-name="T6"><text:line-break/></text:span><text:span text:style-name="T6">Help disseminate information to participants per instructions from MSL</text:span></text:p>
          </draw:text-box>
        </draw:frame>
        <draw:g>
          <draw:g>
            <draw:polygon draw:style-name="gr1" draw:text-style-name="P1" draw:layer="layout" svg:width="3.63cm" svg:height="2.2cm" svg:x="14.204cm" svg:y="5.73cm" svg:viewBox="0 0 3631 2201" draw:points="0,2201 3631,2201 3631,0 0,0">
              <text:p/>
            </draw:polygon>
            <draw:polygon draw:style-name="gr2" draw:text-style-name="P2" draw:layer="layout" svg:width="3.63cm" svg:height="2.2cm" svg:x="14.204cm" svg:y="5.73cm" svg:viewBox="0 0 3631 2201" draw:points="0,2201 3631,2201 3631,0 0,0">
              <text:p/>
            </draw:polygon>
          </draw:g>
          <draw:frame draw:style-name="gr12" draw:text-style-name="P2" draw:layer="layout" svg:width="3.63cm" svg:height="2.497cm" svg:x="14.204cm" svg:y="5.582cm">
            <draw:text-box>
              <text:p text:style-name="P3"><text:span text:style-name="T6">If a NM is already at the incident site, begin onsite role per step 3</text:span></text:p>
            </draw:text-box>
          </draw:frame>
        </draw:g>
        <draw:g>
          <draw:g>
            <draw:polygon draw:style-name="gr1" draw:text-style-name="P1" draw:layer="layout" svg:width="3.63cm" svg:height="2.101cm" svg:x="14.204cm" svg:y="8.428cm" svg:viewBox="0 0 3631 2102" draw:points="0,2102 3631,2102 3631,0 0,0">
              <text:p/>
            </draw:polygon>
            <draw:polygon draw:style-name="gr2" draw:text-style-name="P2" draw:layer="layout" svg:width="3.63cm" svg:height="2.101cm" svg:x="14.204cm" svg:y="8.428cm" svg:viewBox="0 0 3631 2102" draw:points="0,2102 3631,2102 3631,0 0,0">
              <text:p/>
            </draw:polygon>
          </draw:g>
          <draw:frame draw:style-name="gr12" draw:text-style-name="P2" draw:layer="layout" svg:width="3.63cm" svg:height="2.497cm" svg:x="14.204cm" svg:y="8.23cm">
            <draw:text-box>
              <text:p text:style-name="P3"><text:span text:style-name="T6">All other NMs stand by and await orders from MSL per "Radio Priority" </text:span></text:p>
            </draw:text-box>
          </draw:frame>
        </draw:g>
        <draw:g>
          <draw:g>
            <draw:polygon draw:style-name="gr1" draw:text-style-name="P1" draw:layer="layout" svg:width="3.5cm" svg:height="2.5cm" svg:x="18.325cm" svg:y="9.73cm" svg:viewBox="0 0 3501 2501" draw:points="0,2501 3501,2501 3501,0 0,0">
              <text:p/>
            </draw:polygon>
            <draw:polygon draw:style-name="gr2" draw:text-style-name="P2" draw:layer="layout" svg:width="3.5cm" svg:height="2.5cm" svg:x="18.325cm" svg:y="9.73cm" svg:viewBox="0 0 3501 2501" draw:points="0,2501 3501,2501 3501,0 0,0">
              <text:p/>
            </draw:polygon>
          </draw:g>
          <draw:frame draw:style-name="gr16" draw:text-style-name="P2" draw:layer="layout" svg:width="3.5cm" svg:height="3.111cm" svg:x="18.325cm" svg:y="9.425cm">
            <draw:text-box>
              <text:p text:style-name="P3"><text:span text:style-name="T6">Oversee Malfare complex for duration of the emergency/incident/event</text:span></text:p>
            </draw:text-box>
          </draw:frame>
        </draw:g>
        <draw:g>
          <draw:g>
            <draw:polygon draw:style-name="gr1" draw:text-style-name="P1" draw:layer="layout" svg:width="4cm" svg:height="1.5cm" svg:x="1.886cm" svg:y="29.43cm" svg:viewBox="0 0 4001 1501" draw:points="0,1501 4001,1501 4001,0 0,0">
              <text:p/>
            </draw:polygon>
            <draw:polygon draw:style-name="gr2" draw:text-style-name="P2" draw:layer="layout" svg:width="4cm" svg:height="1.5cm" svg:x="1.886cm" svg:y="29.43cm" svg:viewBox="0 0 4001 1501" draw:points="0,1501 4001,1501 4001,0 0,0">
              <text:p/>
            </draw:polygon>
          </draw:g>
          <draw:frame draw:style-name="gr11" draw:text-style-name="P2" draw:layer="layout" svg:width="4cm" svg:height="1.883cm" svg:x="1.886cm" svg:y="29.239cm">
            <draw:text-box>
              <text:p text:style-name="P3"><text:span text:style-name="T6">Direct NMs to maintain regular patrol as needed.</text:span></text:p>
            </draw:text-box>
          </draw:frame>
        </draw:g>
        <draw:g>
          <draw:g>
            <draw:path draw:style-name="gr1" draw:text-style-name="P1" draw:layer="layout" svg:width="4.965cm" svg:height="1.5cm" svg:x="16.317cm" svg:y="21.868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6.317cm" svg:y="21.868cm" svg:viewBox="0 0 4966 1501" svg:d="M4467 1501c92 0 169-21 249-67s137-103 183-183 67-158 67-250v-502c0-91-21-169-67-249s-103-137-183-183-157-67-249-67h-3968c-92 0-169 21-249 67s-137 103-183 183-67 158-67 249v502c0 92 21 170 67 250s103 137 183 183 157 67 249 67z">
              <text:p/>
            </draw:path>
          </draw:g>
          <draw:frame draw:style-name="gr8" draw:text-style-name="P2" draw:layer="layout" svg:width="4.965cm" svg:height="1.57cm" svg:x="16.317cm" svg:y="21.833cm">
            <draw:text-box>
              <text:p text:style-name="P3"><text:span text:style-name="T5">NOMAD</text:span></text:p>
            </draw:text-box>
          </draw:frame>
        </draw:g>
        <draw:g>
          <draw:g>
            <draw:polygon draw:style-name="gr1" draw:text-style-name="P1" draw:layer="layout" svg:width="4cm" svg:height="1.733cm" svg:x="16.8cm" svg:y="23.86cm" svg:viewBox="0 0 4001 1734" draw:points="0,1734 4001,1734 4001,0 0,0">
              <text:p/>
            </draw:polygon>
            <draw:polygon draw:style-name="gr2" draw:text-style-name="P2" draw:layer="layout" svg:width="4cm" svg:height="1.733cm" svg:x="16.8cm" svg:y="23.86cm" svg:viewBox="0 0 4001 1734" draw:points="0,1734 4001,1734 4001,0 0,0">
              <text:p/>
            </draw:polygon>
          </draw:g>
          <draw:frame draw:style-name="gr26" draw:text-style-name="P2" draw:layer="layout" svg:width="4cm" svg:height="1.733cm" svg:x="16.8cm" svg:y="23.86cm">
            <draw:text-box>
              <text:p text:style-name="P3"><text:span text:style-name="T6">As per instructions from MSL</text:span></text:p>
            </draw:text-box>
          </draw:frame>
        </draw:g>
        <draw:g>
          <draw:g>
            <draw:path draw:style-name="gr1" draw:text-style-name="P1" draw:layer="layout" svg:width="2.835cm" svg:height="1.5cm" svg:x="26.23cm" svg:y="3.73cm" svg:viewBox="0 0 2836 1501" svg:d="M2337 1501c91 0 169-21 249-67s137-103 183-183 67-158 67-250v-502c0-91-21-169-67-249s-103-137-183-183-158-67-249-67h-1838c-91 0-169 21-249 67s-137 103-183 183-67 158-67 249v502c0 92 21 170 67 250s103 137 183 183 158 67 249 67z">
              <text:p/>
            </draw:path>
            <draw:path draw:style-name="gr2" draw:text-style-name="P2" draw:layer="layout" svg:width="2.835cm" svg:height="1.5cm" svg:x="26.23cm" svg:y="3.73cm" svg:viewBox="0 0 2836 1501" svg:d="M2337 1501c91 0 169-21 249-67s137-103 183-183 67-158 67-250v-502c0-91-21-169-67-249s-103-137-183-183-158-67-249-67h-1838c-91 0-169 21-249 67s-137 103-183 183-67 158-67 249v502c0 92 21 170 67 250s103 137 183 183 158 67 249 67z">
              <text:p/>
            </draw:path>
          </draw:g>
          <draw:frame draw:style-name="gr10" draw:text-style-name="P2" draw:layer="layout" svg:width="2.835cm" svg:height="1.5cm" svg:x="26.23cm" svg:y="3.73cm">
            <draw:text-box>
              <text:p text:style-name="P3"><text:span text:style-name="T12">DRIVER</text:span></text:p>
            </draw:text-box>
          </draw:frame>
        </draw:g>
        <draw:g>
          <draw:g>
            <draw:polygon draw:style-name="gr1" draw:text-style-name="P1" draw:layer="layout" svg:width="2.7cm" svg:height="2.203cm" svg:x="26.365cm" svg:y="5.73cm" svg:viewBox="0 0 2701 2204" draw:points="0,2204 2701,2204 2701,0 0,0">
              <text:p/>
            </draw:polygon>
            <draw:polygon draw:style-name="gr2" draw:text-style-name="P2" draw:layer="layout" svg:width="2.7cm" svg:height="2.203cm" svg:x="26.365cm" svg:y="5.73cm" svg:viewBox="0 0 2701 2204" draw:points="0,2204 2701,2204 2701,0 0,0">
              <text:p/>
            </draw:polygon>
          </draw:g>
          <draw:frame draw:style-name="gr12" draw:text-style-name="P2" draw:layer="layout" svg:width="2.7cm" svg:height="2.497cm" svg:x="26.365cm" svg:y="5.583cm">
            <draw:text-box>
              <text:p text:style-name="P3"><text:span text:style-name="T6">Moves to Malfare to await instruction</text:span></text:p>
            </draw:text-box>
          </draw:frame>
        </draw:g>
        <draw:g>
          <draw:g>
            <draw:path draw:style-name="gr1" draw:text-style-name="P1" draw:layer="layout" svg:width="2.737cm" svg:height="1.5cm" svg:x="25.763cm" svg:y="21.83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5.763cm" svg:y="21.83cm" svg:viewBox="0 0 2738 1501" svg:d="M2238 1501c92 0 170-21 250-67s137-103 183-183 67-158 67-250v-502c0-91-21-169-67-249s-103-137-183-183-158-67-250-67h-1739c-92 0-169 21-249 67s-137 103-183 183-67 158-67 249v502c0 92 21 170 67 250s103 137 183 183 157 67 249 67z">
              <text:p/>
            </draw:path>
          </draw:g>
          <draw:frame draw:style-name="gr10" draw:text-style-name="P2" draw:layer="layout" svg:width="2.737cm" svg:height="1.5cm" svg:x="25.763cm" svg:y="21.83cm">
            <draw:text-box>
              <text:p text:style-name="P3"><text:span text:style-name="T9">DRIVER</text:span></text:p>
            </draw:text-box>
          </draw:frame>
        </draw:g>
        <draw:g>
          <draw:g>
            <draw:polygon draw:style-name="gr1" draw:text-style-name="P1" draw:layer="layout" svg:width="2.737cm" svg:height="1.582cm" svg:x="25.763cm" svg:y="23.818cm" svg:viewBox="0 0 2738 1583" draw:points="0,1583 2738,1583 2738,0 0,0">
              <text:p/>
            </draw:polygon>
            <draw:polygon draw:style-name="gr2" draw:text-style-name="P2" draw:layer="layout" svg:width="2.737cm" svg:height="1.582cm" svg:x="25.763cm" svg:y="23.818cm" svg:viewBox="0 0 2738 1583" draw:points="0,1583 2738,1583 2738,0 0,0">
              <text:p/>
            </draw:polygon>
          </draw:g>
          <draw:frame draw:style-name="gr27" draw:text-style-name="P2" draw:layer="layout" svg:width="2.737cm" svg:height="1.582cm" svg:x="25.763cm" svg:y="23.818cm">
            <draw:text-box>
              <text:p text:style-name="P3"><text:span text:style-name="T6">Wait at Malfare </text:span></text:p>
            </draw:text-box>
          </draw:frame>
        </draw:g>
        <draw:g>
          <draw:g>
            <draw:polygon draw:style-name="gr1" draw:text-style-name="P1" draw:layer="layout" svg:width="2.737cm" svg:height="1.582cm" svg:x="25.763cm" svg:y="25.887cm" svg:viewBox="0 0 2738 1583" draw:points="0,1583 2738,1583 2738,0 0,0">
              <text:p/>
            </draw:polygon>
            <draw:polygon draw:style-name="gr2" draw:text-style-name="P2" draw:layer="layout" svg:width="2.737cm" svg:height="1.582cm" svg:x="25.763cm" svg:y="25.887cm" svg:viewBox="0 0 2738 1583" draw:points="0,1583 2738,1583 2738,0 0,0">
              <text:p/>
            </draw:polygon>
          </draw:g>
          <draw:frame draw:style-name="gr27" draw:text-style-name="P2" draw:layer="layout" svg:width="2.737cm" svg:height="1.582cm" svg:x="25.763cm" svg:y="25.887cm">
            <draw:text-box>
              <text:p text:style-name="P3"><text:span text:style-name="T6">Prep Grab Bag and Car</text:span></text:p>
            </draw:text-box>
          </draw:frame>
        </draw:g>
        <draw:g>
          <draw:g>
            <draw:polygon draw:style-name="gr1" draw:text-style-name="P1" draw:layer="layout" svg:width="3.745cm" svg:height="1.535cm" svg:x="1.5cm" svg:y="43.495cm" svg:viewBox="0 0 3746 1536" draw:points="0,1536 3746,1536 3746,0 0,0">
              <text:p/>
            </draw:polygon>
            <draw:polygon draw:style-name="gr2" draw:text-style-name="P2" draw:layer="layout" svg:width="3.745cm" svg:height="1.535cm" svg:x="1.5cm" svg:y="43.495cm" svg:viewBox="0 0 3746 1536" draw:points="0,1536 3746,1536 3746,0 0,0">
              <text:p/>
            </draw:polygon>
          </draw:g>
          <draw:frame draw:style-name="gr11" draw:text-style-name="P2" draw:layer="layout" svg:width="3.745cm" svg:height="1.883cm" svg:x="1.5cm" svg:y="43.321cm">
            <draw:text-box>
              <text:p text:style-name="P3"><text:span text:style-name="T6">Oversee and give directions to NMs and INTR </text:span></text:p>
            </draw:text-box>
          </draw:frame>
        </draw:g>
        <draw:g>
          <draw:g>
            <draw:polygon draw:style-name="gr1" draw:text-style-name="P1" draw:layer="layout" svg:width="3.745cm" svg:height="1.5cm" svg:x="1.5cm" svg:y="46.93cm" svg:viewBox="0 0 3746 1501" draw:points="0,1501 3746,1501 3746,0 0,0">
              <text:p/>
            </draw:polygon>
            <draw:polygon draw:style-name="gr2" draw:text-style-name="P2" draw:layer="layout" svg:width="3.745cm" svg:height="1.5cm" svg:x="1.5cm" svg:y="46.93cm" svg:viewBox="0 0 3746 1501" draw:points="0,1501 3746,1501 3746,0 0,0">
              <text:p/>
            </draw:polygon>
          </draw:g>
          <draw:frame draw:style-name="gr11" draw:text-style-name="P2" draw:layer="layout" svg:width="3.745cm" svg:height="1.883cm" svg:x="1.5cm" svg:y="46.739cm">
            <draw:text-box>
              <text:p text:style-name="P3"><text:span text:style-name="T6">Keep record of all involved &amp; who was evacuated to where</text:span></text:p>
            </draw:text-box>
          </draw:frame>
        </draw:g>
        <draw:g>
          <draw:g>
            <draw:polygon draw:style-name="gr1" draw:text-style-name="P1" draw:layer="layout" svg:width="3.745cm" svg:height="1.5cm" svg:x="1.5cm" svg:y="45.23cm" svg:viewBox="0 0 3746 1501" draw:points="0,1501 3746,1501 3746,0 0,0">
              <text:p/>
            </draw:polygon>
            <draw:polygon draw:style-name="gr2" draw:text-style-name="P2" draw:layer="layout" svg:width="3.745cm" svg:height="1.5cm" svg:x="1.5cm" svg:y="45.23cm" svg:viewBox="0 0 3746 1501" draw:points="0,1501 3746,1501 3746,0 0,0">
              <text:p/>
            </draw:polygon>
          </draw:g>
          <draw:frame draw:style-name="gr11" draw:text-style-name="P2" draw:layer="layout" svg:width="3.745cm" svg:height="1.883cm" svg:x="1.5cm" svg:y="45.039cm">
            <draw:text-box>
              <text:p text:style-name="P3"><text:span text:style-name="T6">Coordinate with MEDTEAM ,if relevant</text:span></text:p>
            </draw:text-box>
          </draw:frame>
        </draw:g>
        <draw:g>
          <draw:g>
            <draw:polygon draw:style-name="gr1" draw:text-style-name="P1" draw:layer="layout" svg:width="3.745cm" svg:height="2.475cm" svg:x="1.5cm" svg:y="52.73cm" svg:viewBox="0 0 3746 2476" draw:points="0,2476 3746,2476 3746,0 0,0">
              <text:p/>
            </draw:polygon>
            <draw:polygon draw:style-name="gr2" draw:text-style-name="P2" draw:layer="layout" svg:width="3.745cm" svg:height="2.475cm" svg:x="1.5cm" svg:y="52.73cm" svg:viewBox="0 0 3746 2476" draw:points="0,2476 3746,2476 3746,0 0,0">
              <text:p/>
            </draw:polygon>
          </draw:g>
          <draw:frame draw:style-name="gr16" draw:text-style-name="P2" draw:layer="layout" svg:width="3.745cm" svg:height="3.111cm" svg:x="1.5cm" svg:y="52.412cm">
            <draw:text-box>
              <text:p text:style-name="P3"><text:span text:style-name="T6">Coordinate with SL to make all non-medical, non-fire decisions related to the event</text:span></text:p>
            </draw:text-box>
          </draw:frame>
        </draw:g>
        <draw:g>
          <draw:g>
            <draw:polygon draw:style-name="gr1" draw:text-style-name="P1" draw:layer="layout" svg:width="3.745cm" svg:height="3cm" svg:x="1.5cm" svg:y="55.43cm" svg:viewBox="0 0 3746 3001" draw:points="0,3001 3746,3001 3746,0 0,0">
              <text:p/>
            </draw:polygon>
            <draw:polygon draw:style-name="gr2" draw:text-style-name="P2" draw:layer="layout" svg:width="3.745cm" svg:height="3cm" svg:x="1.5cm" svg:y="55.43cm" svg:viewBox="0 0 3746 3001" draw:points="0,3001 3746,3001 3746,0 0,0">
              <text:p/>
            </draw:polygon>
          </draw:g>
          <draw:frame draw:style-name="gr28" draw:text-style-name="P2" draw:layer="layout" svg:width="3.745cm" svg:height="3.725cm" svg:x="1.5cm" svg:y="55.068cm">
            <draw:text-box>
              <text:p text:style-name="P3"><text:span text:style-name="T6">Coordinate transport off-site to medical facilities (including gate permissions and designated drivers)</text:span></text:p>
            </draw:text-box>
          </draw:frame>
        </draw:g>
        <draw:g>
          <draw:g>
            <draw:polygon draw:style-name="gr1" draw:text-style-name="P1" draw:layer="layout" svg:width="3.745cm" svg:height="1.085cm" svg:x="1.5cm" svg:y="51.445cm" svg:viewBox="0 0 3746 1086" draw:points="0,1086 3746,1086 3746,0 0,0">
              <text:p/>
            </draw:polygon>
            <draw:polygon draw:style-name="gr2" draw:text-style-name="P2" draw:layer="layout" svg:width="3.745cm" svg:height="1.085cm" svg:x="1.5cm" svg:y="51.445cm" svg:viewBox="0 0 3746 1086" draw:points="0,1086 3746,1086 3746,0 0,0">
              <text:p/>
            </draw:polygon>
          </draw:g>
          <draw:frame draw:style-name="gr13" draw:text-style-name="P2" draw:layer="layout" svg:width="3.745cm" svg:height="1.269cm" svg:x="1.5cm" svg:y="51.353cm">
            <draw:text-box>
              <text:p text:style-name="P3"><text:span text:style-name="T6">Coordinate Gate permissions with SL</text:span></text:p>
            </draw:text-box>
          </draw:frame>
        </draw:g>
        <draw:g>
          <draw:g>
            <draw:polygon draw:style-name="gr1" draw:text-style-name="P1" draw:layer="layout" svg:width="3.745cm" svg:height="0.895cm" svg:x="1.5cm" svg:y="58.63cm" svg:viewBox="0 0 3746 896" draw:points="0,896 3746,896 3746,0 0,0">
              <text:p/>
            </draw:polygon>
            <draw:polygon draw:style-name="gr2" draw:text-style-name="P2" draw:layer="layout" svg:width="3.745cm" svg:height="0.895cm" svg:x="1.5cm" svg:y="58.63cm" svg:viewBox="0 0 3746 896" draw:points="0,896 3746,896 3746,0 0,0">
              <text:p/>
            </draw:polygon>
          </draw:g>
          <draw:frame draw:style-name="gr29" draw:text-style-name="P2" draw:layer="layout" svg:width="3.745cm" svg:height="0.895cm" svg:x="1.5cm" svg:y="58.63cm">
            <draw:text-box>
              <text:p text:style-name="P3"><text:span text:style-name="T6">Cooperate withFD</text:span></text:p>
            </draw:text-box>
          </draw:frame>
        </draw:g>
        <draw:g>
          <draw:polygon draw:style-name="gr30" draw:text-style-name="P12" draw:layer="layout" svg:width="14.5cm" svg:height="1.9cm" svg:x="14.45cm" svg:y="57.58cm" svg:viewBox="0 0 14501 1901" draw:points="0,1901 14501,1901 14501,0 0,0">
            <text:p/>
          </draw:polygon>
          <draw:frame draw:style-name="gr31" draw:text-style-name="P2" draw:layer="layout" svg:width="14.5cm" svg:height="1.9cm" svg:x="14.45cm" svg:y="57.58cm">
            <draw:text-box>
              <text:p text:style-name="P13"><text:span text:style-name="T13">Do not become part of the problem by trying to be a hero. </text:span><text:span text:style-name="T13"><text:line-break/></text:span><text:span text:style-name="T13">Act responsibly and safely.</text:span></text:p>
            </draw:text-box>
          </draw:frame>
        </draw:g>
        <draw:g>
          <draw:g>
            <draw:path draw:style-name="gr1" draw:text-style-name="P1" draw:layer="layout" svg:width="2.5cm" svg:height="1.5cm" svg:x="23.25cm" svg:y="41.68cm" svg:viewBox="0 0 2501 1501" svg:d="M2001 1501c92 0 170-21 250-67s137-103 183-183 67-158 67-250v-502c0-91-21-169-67-249s-103-137-183-183-158-67-250-67h-1502c-92 0-169 21-249 67s-137 103-183 183-67 158-67 249v502c0 92 21 170 67 250s103 137 183 183 157 67 249 67z">
              <text:p/>
            </draw:path>
            <draw:path draw:style-name="gr2" draw:text-style-name="P2" draw:layer="layout" svg:width="2.5cm" svg:height="1.5cm" svg:x="23.25cm" svg:y="41.68cm" svg:viewBox="0 0 2501 1501" svg:d="M2001 1501c92 0 170-21 250-67s137-103 183-183 67-158 67-250v-502c0-91-21-169-67-249s-103-137-183-183-158-67-250-67h-1502c-92 0-169 21-249 67s-137 103-183 183-67 158-67 249v502c0 92 21 170 67 250s103 137 183 183 157 67 249 67z">
              <text:p/>
            </draw:path>
          </draw:g>
          <draw:frame draw:style-name="gr8" draw:text-style-name="P2" draw:layer="layout" svg:width="2.5cm" svg:height="1.57cm" svg:x="23.25cm" svg:y="41.645cm">
            <draw:text-box>
              <text:p text:style-name="P3"><text:span text:style-name="T5">WE</text:span></text:p>
            </draw:text-box>
          </draw:frame>
        </draw:g>
        <draw:g>
          <draw:g>
            <draw:polygon draw:style-name="gr1" draw:text-style-name="P1" draw:layer="layout" svg:width="2.5cm" svg:height="1.841cm" svg:x="23.25cm" svg:y="46.909cm" svg:viewBox="0 0 2501 1842" draw:points="0,1842 2501,1842 2501,0 0,0">
              <text:p/>
            </draw:polygon>
            <draw:polygon draw:style-name="gr2" draw:text-style-name="P2" draw:layer="layout" svg:width="2.5cm" svg:height="1.841cm" svg:x="23.25cm" svg:y="46.909cm" svg:viewBox="0 0 2501 1842" draw:points="0,1842 2501,1842 2501,0 0,0">
              <text:p/>
            </draw:polygon>
          </draw:g>
          <draw:frame draw:style-name="gr11" draw:text-style-name="P2" draw:layer="layout" svg:width="2.5cm" svg:height="1.883cm" svg:x="23.25cm" svg:y="46.888cm">
            <draw:text-box>
              <text:p text:style-name="P3"><text:span text:style-name="T6">Keep record of all involved </text:span></text:p>
            </draw:text-box>
          </draw:frame>
        </draw:g>
        <draw:g>
          <draw:g>
            <draw:polygon draw:style-name="gr1" draw:text-style-name="P1" draw:layer="layout" svg:width="2.5cm" svg:height="3.199cm" svg:x="23.25cm" svg:y="43.531cm" svg:viewBox="0 0 2501 3200" draw:points="0,3200 2501,3200 2501,0 0,0">
              <text:p/>
            </draw:polygon>
            <draw:polygon draw:style-name="gr2" draw:text-style-name="P2" draw:layer="layout" svg:width="2.5cm" svg:height="3.199cm" svg:x="23.25cm" svg:y="43.531cm" svg:viewBox="0 0 2501 3200" draw:points="0,3200 2501,3200 2501,0 0,0">
              <text:p/>
            </draw:polygon>
          </draw:g>
          <draw:frame draw:style-name="gr28" draw:text-style-name="P2" draw:layer="layout" svg:width="2.5cm" svg:height="3.725cm" svg:x="23.25cm" svg:y="43.268cm">
            <draw:text-box>
              <text:p text:style-name="P3"><text:span text:style-name="T6">Emotional support for any non-medically affected individuals</text:span></text:p>
            </draw:text-box>
          </draw:frame>
        </draw:g>
        <draw:g>
          <draw:g>
            <draw:polygon draw:style-name="gr1" draw:text-style-name="P1" draw:layer="layout" svg:width="3.245cm" svg:height="3.3cm" svg:x="19.423cm" svg:y="50.63cm" svg:viewBox="0 0 3246 3301" draw:points="0,3301 3246,3301 3246,0 0,0">
              <text:p/>
            </draw:polygon>
            <draw:polygon draw:style-name="gr2" draw:text-style-name="P2" draw:layer="layout" svg:width="3.245cm" svg:height="3.3cm" svg:x="19.423cm" svg:y="50.63cm" svg:viewBox="0 0 3246 3301" draw:points="0,3301 3246,3301 3246,0 0,0">
              <text:p/>
            </draw:polygon>
          </draw:g>
          <draw:frame draw:style-name="gr28" draw:text-style-name="P2" draw:layer="layout" svg:width="3.245cm" svg:height="3.725cm" svg:x="19.423cm" svg:y="50.418cm">
            <draw:text-box>
              <text:p text:style-name="P3"><text:span text:style-name="T6">Coordinate with MSL to help with dissemination of information to general population</text:span></text:p>
            </draw:text-box>
          </draw:frame>
        </draw:g>
        <draw:g>
          <draw:g>
            <draw:path draw:style-name="gr1" draw:text-style-name="P1" draw:layer="layout" svg:width="3.245cm" svg:height="1.5cm" svg:x="19.423cm" svg:y="41.619cm" svg:viewBox="0 0 3246 1501" svg:d="M2746 1501c92 0 170-21 250-67s137-103 183-183 67-158 67-250v-502c0-91-21-169-67-249s-103-137-183-183-158-67-250-67h-2247c-92 0-169 21-249 67s-137 103-183 183-67 158-67 249v502c0 92 21 170 67 250s103 137 183 183 157 67 249 67z">
              <text:p/>
            </draw:path>
            <draw:path draw:style-name="gr2" draw:text-style-name="P2" draw:layer="layout" svg:width="3.245cm" svg:height="1.5cm" svg:x="19.423cm" svg:y="41.619cm" svg:viewBox="0 0 3246 1501" svg:d="M2746 1501c92 0 170-21 250-67s137-103 183-183 67-158 67-250v-502c0-91-21-169-67-249s-103-137-183-183-158-67-250-67h-2247c-92 0-169 21-249 67s-137 103-183 183-67 158-67 249v502c0 92 21 170 67 250s103 137 183 183 157 67 249 67z">
              <text:p/>
            </draw:path>
          </draw:g>
          <draw:frame draw:style-name="gr8" draw:text-style-name="P2" draw:layer="layout" svg:width="3.245cm" svg:height="1.57cm" svg:x="19.423cm" svg:y="41.584cm">
            <draw:text-box>
              <text:p text:style-name="P3"><text:span text:style-name="T5">SL</text:span></text:p>
            </draw:text-box>
          </draw:frame>
        </draw:g>
        <draw:g>
          <draw:g>
            <draw:polygon draw:style-name="gr1" draw:text-style-name="P1" draw:layer="layout" svg:width="3.245cm" svg:height="2.611cm" svg:x="19.423cm" svg:y="43.519cm" svg:viewBox="0 0 3246 2612" draw:points="0,2612 3246,2612 3246,0 0,0">
              <text:p/>
            </draw:polygon>
            <draw:polygon draw:style-name="gr2" draw:text-style-name="P2" draw:layer="layout" svg:width="3.245cm" svg:height="2.611cm" svg:x="19.423cm" svg:y="43.519cm" svg:viewBox="0 0 3246 2612" draw:points="0,2612 3246,2612 3246,0 0,0">
              <text:p/>
            </draw:polygon>
          </draw:g>
          <draw:frame draw:style-name="gr16" draw:text-style-name="P2" draw:layer="layout" svg:width="3.245cm" svg:height="3.111cm" svg:x="19.423cm" svg:y="43.269cm">
            <draw:text-box>
              <text:p text:style-name="P3"><text:span text:style-name="T6">If FD has been called, meet them at Gate and bring them to the incident site</text:span></text:p>
            </draw:text-box>
          </draw:frame>
        </draw:g>
        <draw:g>
          <draw:g>
            <draw:polygon draw:style-name="gr1" draw:text-style-name="P1" draw:layer="layout" svg:width="3.245cm" svg:height="1cm" svg:x="19.423cm" svg:y="46.23cm" svg:viewBox="0 0 3246 1001" draw:points="0,1001 3246,1001 3246,0 0,0">
              <text:p/>
            </draw:polygon>
            <draw:path draw:style-name="gr2" draw:text-style-name="P2" draw:layer="layout" svg:width="3.245cm" svg:height="1cm" svg:x="19.423cm" svg:y="46.23cm" svg:viewBox="0 0 3246 1001" svg:d="M0 1001h3246v-1001h-3246zM114 1001v-1001M3131 1001v-1001">
              <text:p/>
            </draw:path>
          </draw:g>
          <draw:frame draw:style-name="gr13" draw:text-style-name="P2" draw:layer="layout" svg:width="3.017cm" svg:height="1.269cm" svg:x="19.537cm" svg:y="46.096cm">
            <draw:text-box>
              <text:p text:style-name="P3"><text:span text:style-name="T6">Cooperate fully with FD</text:span></text:p>
            </draw:text-box>
          </draw:frame>
        </draw:g>
        <draw:g>
          <draw:g>
            <draw:polygon draw:style-name="gr1" draw:text-style-name="P1" draw:layer="layout" svg:width="3.245cm" svg:height="3.161cm" svg:x="19.423cm" svg:y="47.369cm" svg:viewBox="0 0 3246 3162" draw:points="0,3162 3246,3162 3246,0 0,0">
              <text:p/>
            </draw:polygon>
            <draw:polygon draw:style-name="gr2" draw:text-style-name="P2" draw:layer="layout" svg:width="3.245cm" svg:height="3.161cm" svg:x="19.423cm" svg:y="47.369cm" svg:viewBox="0 0 3246 3162" draw:points="0,3162 3246,3162 3246,0 0,0">
              <text:p/>
            </draw:polygon>
          </draw:g>
          <draw:frame draw:style-name="gr28" draw:text-style-name="P2" draw:layer="layout" svg:width="3.245cm" svg:height="3.725cm" svg:x="19.423cm" svg:y="47.087cm">
            <draw:text-box>
              <text:p text:style-name="P3"><text:span text:style-name="T6">Coordinate with MSL to make all non-medical, non-fire decisions related to the event</text:span></text:p>
            </draw:text-box>
          </draw:frame>
        </draw:g>
        <draw:g>
          <draw:g>
            <draw:path draw:style-name="gr1" draw:text-style-name="P1" draw:layer="layout" svg:width="2.3cm" svg:height="1.5cm" svg:x="26.2cm" svg:y="41.73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26.2cm" svg:y="41.73cm" svg:viewBox="0 0 2301 1501" svg:d="M1801 1501c92 0 170-21 250-67s137-103 183-183 67-158 67-250v-502c0-91-21-169-67-249s-103-137-183-183-158-67-250-67h-1302c-92 0-169 21-249 67s-137 103-183 183-67 158-67 249v502c0 92 21 170 67 250s103 137 183 183 157 67 249 67z">
              <text:p/>
            </draw:path>
          </draw:g>
          <draw:frame draw:style-name="gr10" draw:text-style-name="P2" draw:layer="layout" svg:width="2.3cm" svg:height="1.5cm" svg:x="26.2cm" svg:y="41.73cm">
            <draw:text-box>
              <text:p text:style-name="P3"><text:span text:style-name="T9">DRIVER</text:span></text:p>
            </draw:text-box>
          </draw:frame>
        </draw:g>
        <draw:g>
          <draw:g>
            <draw:polygon draw:style-name="gr1" draw:text-style-name="P1" draw:layer="layout" svg:width="2.3cm" svg:height="2.2cm" svg:x="26.2cm" svg:y="43.73cm" svg:viewBox="0 0 2301 2201" draw:points="0,2201 2301,2201 2301,0 0,0">
              <text:p/>
            </draw:polygon>
            <draw:polygon draw:style-name="gr2" draw:text-style-name="P2" draw:layer="layout" svg:width="2.3cm" svg:height="2.2cm" svg:x="26.2cm" svg:y="43.73cm" svg:viewBox="0 0 2301 2201" draw:points="0,2201 2301,2201 2301,0 0,0">
              <text:p/>
            </draw:polygon>
          </draw:g>
          <draw:frame draw:style-name="gr12" draw:text-style-name="P2" draw:layer="layout" svg:width="2.3cm" svg:height="2.497cm" svg:x="26.2cm" svg:y="43.582cm">
            <draw:text-box>
              <text:p text:style-name="P3"><text:span text:style-name="T6">Drives if instructed to do so by MSL only</text:span></text:p>
            </draw:text-box>
          </draw:frame>
        </draw:g>
        <draw:g>
          <draw:g>
            <draw:path draw:style-name="gr1" draw:text-style-name="P1" draw:layer="layout" svg:width="3.33cm" svg:height="1.5cm" svg:x="1.829cm" svg:y="61.33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29cm" svg:y="61.33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829cm" svg:y="61.295cm">
            <draw:text-box>
              <text:p text:style-name="P3"><text:span text:style-name="T5">MSL</text:span></text:p>
            </draw:text-box>
          </draw:frame>
        </draw:g>
        <draw:g>
          <draw:g>
            <draw:path draw:style-name="gr1" draw:text-style-name="P1" draw:layer="layout" svg:width="3.33cm" svg:height="1.5cm" svg:x="6cm" svg:y="61.33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cm" svg:y="61.33cm" svg:viewBox="0 0 3331 1501" svg:d="M2831 1501c92 0 170-21 250-67s137-103 183-183 67-158 67-250v-502c0-91-21-169-67-249s-103-137-183-183-158-67-250-67h-2332c-91 0-169 21-249 67s-137 103-183 183-67 158-67 249v502c0 92 21 170 67 250s103 137 183 183 158 67 249 67z">
              <text:p/>
            </draw:path>
          </draw:g>
          <draw:frame draw:style-name="gr10" draw:text-style-name="P2" draw:layer="layout" svg:width="3.33cm" svg:height="1.5cm" svg:x="6cm" svg:y="61.33cm">
            <draw:text-box>
              <text:p text:style-name="P3"><text:span text:style-name="T12">NOMAD</text:span></text:p>
            </draw:text-box>
          </draw:frame>
        </draw:g>
        <draw:g>
          <draw:g>
            <draw:polygon draw:style-name="gr1" draw:text-style-name="P1" draw:layer="layout" svg:width="3.33cm" svg:height="1.505cm" svg:x="1.829cm" svg:y="66.309cm" svg:viewBox="0 0 3331 1506" draw:points="0,1506 3331,1506 3331,0 0,0">
              <text:p/>
            </draw:polygon>
            <draw:polygon draw:style-name="gr2" draw:text-style-name="P2" draw:layer="layout" svg:width="3.33cm" svg:height="1.505cm" svg:x="1.829cm" svg:y="66.309cm" svg:viewBox="0 0 3331 1506" draw:points="0,1506 3331,1506 3331,0 0,0">
              <text:p/>
            </draw:polygon>
          </draw:g>
          <draw:frame draw:style-name="gr11" draw:text-style-name="P2" draw:layer="layout" svg:width="3.33cm" svg:height="1.883cm" svg:x="1.829cm" svg:y="66.12cm">
            <draw:text-box>
              <text:p text:style-name="P3"><text:span text:style-name="T6">Photograph site/damage for incident reports</text:span></text:p>
            </draw:text-box>
          </draw:frame>
        </draw:g>
        <draw:g>
          <draw:g>
            <draw:polygon draw:style-name="gr1" draw:text-style-name="P1" draw:layer="layout" svg:width="3.33cm" svg:height="2.005cm" svg:x="1.829cm" svg:y="68.314cm" svg:viewBox="0 0 3331 2006" draw:points="0,2006 3331,2006 3331,0 0,0">
              <text:p/>
            </draw:polygon>
            <draw:polygon draw:style-name="gr2" draw:text-style-name="P2" draw:layer="layout" svg:width="3.33cm" svg:height="2.005cm" svg:x="1.829cm" svg:y="68.314cm" svg:viewBox="0 0 3331 2006" draw:points="0,2006 3331,2006 3331,0 0,0">
              <text:p/>
            </draw:polygon>
          </draw:g>
          <draw:frame draw:style-name="gr12" draw:text-style-name="P2" draw:layer="layout" svg:width="3.33cm" svg:height="2.497cm" svg:x="1.829cm" svg:y="68.068cm">
            <draw:text-box>
              <text:p text:style-name="P3"><text:span text:style-name="T6">Liase with T&amp;EL and LS—assess needs for further actions together</text:span></text:p>
            </draw:text-box>
          </draw:frame>
        </draw:g>
        <draw:g>
          <draw:g>
            <draw:polygon draw:style-name="gr1" draw:text-style-name="P1" draw:layer="layout" svg:width="3.33cm" svg:height="3cm" svg:x="10.17cm" svg:y="66.314cm" svg:viewBox="0 0 3331 3001" draw:points="0,3001 3331,3001 3331,0 0,0">
              <text:p/>
            </draw:polygon>
            <draw:polygon draw:style-name="gr2" draw:text-style-name="P2" draw:layer="layout" svg:width="3.33cm" svg:height="3cm" svg:x="10.17cm" svg:y="66.314cm" svg:viewBox="0 0 3331 3001" draw:points="0,3001 3331,3001 3331,0 0,0">
              <text:p/>
            </draw:polygon>
          </draw:g>
          <draw:frame draw:style-name="gr28" draw:text-style-name="P2" draw:layer="layout" svg:width="3.33cm" svg:height="3.725cm" svg:x="10.17cm" svg:y="65.952cm">
            <draw:text-box>
              <text:p text:style-name="P3"><text:span text:style-name="T6">Coordinate assistance to victim(s)/next of kin/friends during ongoing post-incident period. </text:span></text:p>
            </draw:text-box>
          </draw:frame>
        </draw:g>
        <draw:g>
          <draw:g>
            <draw:polygon draw:style-name="gr1" draw:text-style-name="P1" draw:layer="layout" svg:width="3.33cm" svg:height="0.5cm" svg:x="1.8cm" svg:y="70.814cm" svg:viewBox="0 0 3331 501" draw:points="0,501 3331,501 3331,0 0,0">
              <text:p/>
            </draw:polygon>
            <draw:polygon draw:style-name="gr2" draw:text-style-name="P2" draw:layer="layout" svg:width="3.33cm" svg:height="0.5cm" svg:x="1.8cm" svg:y="70.814cm" svg:viewBox="0 0 3331 501" draw:points="0,501 3331,501 3331,0 0,0">
              <text:p/>
            </draw:polygon>
          </draw:g>
          <draw:frame draw:style-name="gr9" draw:text-style-name="P2" draw:layer="layout" svg:width="3.33cm" svg:height="0.655cm" svg:x="1.8cm" svg:y="70.737cm">
            <draw:text-box>
              <text:p text:style-name="P3"><text:span text:style-name="T6">Follow-ups </text:span></text:p>
            </draw:text-box>
          </draw:frame>
        </draw:g>
        <draw:g>
          <draw:g>
            <draw:polygon draw:style-name="gr1" draw:text-style-name="P1" draw:layer="layout" svg:width="3.33cm" svg:height="1.5cm" svg:x="1.8cm" svg:y="71.714cm" svg:viewBox="0 0 3331 1501" draw:points="0,1501 3331,1501 3331,0 0,0">
              <text:p/>
            </draw:polygon>
            <draw:path draw:style-name="gr2" draw:text-style-name="P2" draw:layer="layout" svg:width="3.33cm" svg:height="1.5cm" svg:x="1.8cm" svg:y="71.714cm" svg:viewBox="0 0 3331 1501" svg:d="M0 1501h3331v-1501h-3331zM114 1501v-1501M3217 1501v-1501">
              <text:p/>
            </draw:path>
          </draw:g>
          <draw:frame draw:style-name="gr32" draw:text-style-name="P2" draw:layer="layout" svg:width="3.101cm" svg:height="1.741cm" svg:x="1.914cm" svg:y="71.594cm">
            <draw:text-box>
              <text:p text:style-name="P3"><text:span text:style-name="T14">Victim(s)/Injured/Traumatised participants</text:span></text:p>
            </draw:text-box>
          </draw:frame>
        </draw:g>
        <draw:line draw:style-name="gr14" draw:text-style-name="P2" draw:layer="layout" svg:x1="3.465cm" svg:y1="71.314cm" svg:x2="3.465cm" svg:y2="71.713cm">
          <text:p/>
        </draw:line>
        <draw:g>
          <draw:g>
            <draw:polygon draw:style-name="gr1" draw:text-style-name="P1" draw:layer="layout" svg:width="3.33cm" svg:height="1.505cm" svg:x="6cm" svg:y="66.309cm" svg:viewBox="0 0 3331 1506" draw:points="0,1506 3331,1506 3331,0 0,0">
              <text:p/>
            </draw:polygon>
            <draw:polygon draw:style-name="gr2" draw:text-style-name="P2" draw:layer="layout" svg:width="3.33cm" svg:height="1.505cm" svg:x="6cm" svg:y="66.309cm" svg:viewBox="0 0 3331 1506" draw:points="0,1506 3331,1506 3331,0 0,0">
              <text:p/>
            </draw:polygon>
          </draw:g>
          <draw:frame draw:style-name="gr32" draw:text-style-name="P2" draw:layer="layout" svg:width="3.33cm" svg:height="1.741cm" svg:x="6cm" svg:y="66.191cm">
            <draw:text-box>
              <text:p text:style-name="P3"><text:span text:style-name="T14">Clean-up of hazardous materials (blood, etc.)</text:span></text:p>
            </draw:text-box>
          </draw:frame>
        </draw:g>
        <draw:g>
          <draw:g>
            <draw:polygon draw:style-name="gr1" draw:text-style-name="P1" draw:layer="layout" svg:width="3.33cm" svg:height="1.6cm" svg:x="6cm" svg:y="68.314cm" svg:viewBox="0 0 3331 1601" draw:points="0,1601 3331,1601 3331,0 0,0">
              <text:p/>
            </draw:polygon>
            <draw:path draw:style-name="gr2" draw:text-style-name="P2" draw:layer="layout" svg:width="3.33cm" svg:height="1.6cm" svg:x="6cm" svg:y="68.314cm" svg:viewBox="0 0 3331 1601" svg:d="M0 1601h3331v-1601h-3331zM114 1601v-1601M3217 1601v-1601">
              <text:p/>
            </draw:path>
          </draw:g>
          <draw:frame draw:style-name="gr11" draw:text-style-name="P2" draw:layer="layout" svg:width="3.101cm" svg:height="1.883cm" svg:x="6.114cm" svg:y="68.173cm">
            <draw:text-box>
              <text:p text:style-name="P14"><text:span text:style-name="T6">Proper disposal of Biohazardous materials</text:span></text:p>
            </draw:text-box>
          </draw:frame>
        </draw:g>
        <draw:line draw:style-name="gr14" draw:text-style-name="P2" draw:layer="layout" svg:x1="7.664cm" svg:y1="67.814cm" svg:x2="7.664cm" svg:y2="68.314cm">
          <text:p/>
        </draw:line>
        <draw:frame draw:style-name="gr33" draw:text-style-name="P2" draw:layer="layout" svg:width="10.2cm" svg:height="5.21cm" svg:x="17.3cm" svg:y="73.618cm">
          <draw:text-box>
            <text:p text:style-name="P15"><text:span text:style-name="T10">**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17cm" svg:y="61.33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17cm" svg:y="61.33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0.17cm" svg:y="61.295cm">
            <draw:text-box>
              <text:p text:style-name="P3"><text:span text:style-name="T5">SL</text:span></text:p>
            </draw:text-box>
          </draw:frame>
        </draw:g>
        <draw:g>
          <draw:g>
            <draw:polygon draw:style-name="gr1" draw:text-style-name="P1" draw:layer="layout" svg:width="3.33cm" svg:height="2.495cm" svg:x="10.17cm" svg:y="69.819cm" svg:viewBox="0 0 3331 2496" draw:points="0,2496 3331,2496 3331,0 0,0">
              <text:p/>
            </draw:polygon>
            <draw:polygon draw:style-name="gr2" draw:text-style-name="P2" draw:layer="layout" svg:width="3.33cm" svg:height="2.495cm" svg:x="10.17cm" svg:y="69.819cm" svg:viewBox="0 0 3331 2496" draw:points="0,2496 3331,2496 3331,0 0,0">
              <text:p/>
            </draw:polygon>
          </draw:g>
          <draw:frame draw:style-name="gr16" draw:text-style-name="P2" draw:layer="layout" svg:width="3.33cm" svg:height="3.111cm" svg:x="10.17cm" svg:y="69.511cm">
            <draw:text-box>
              <text:p text:style-name="P3"><text:span text:style-name="T6">With NORG Board: Coordinate follow-up including PR response</text:span></text:p>
            </draw:text-box>
          </draw:frame>
        </draw:g>
        <draw:g>
          <draw:g>
            <draw:polygon draw:style-name="gr1" draw:text-style-name="P1" draw:layer="layout" svg:width="3.33cm" svg:height="1.495cm" svg:x="10.17cm" svg:y="72.714cm" svg:viewBox="0 0 3331 1496" draw:points="0,1496 3331,1496 3331,0 0,0">
              <text:p/>
            </draw:polygon>
            <draw:path draw:style-name="gr2" draw:text-style-name="P2" draw:layer="layout" svg:width="3.33cm" svg:height="1.495cm" svg:x="10.17cm" svg:y="72.714cm" svg:viewBox="0 0 3331 1496" svg:d="M0 1496h3331v-1496h-3331zM114 1496v-1496M3217 1496v-1496">
              <text:p/>
            </draw:path>
          </draw:g>
          <draw:frame draw:style-name="gr11" draw:text-style-name="P2" draw:layer="layout" svg:width="3.101cm" svg:height="1.883cm" svg:x="10.284cm" svg:y="72.52cm">
            <draw:text-box>
              <text:p text:style-name="P14"><text:span text:style-name="T6">Possible Newsletter/flyer at No-Info</text:span></text:p>
            </draw:text-box>
          </draw:frame>
        </draw:g>
        <draw:line draw:style-name="gr14" draw:text-style-name="P2" draw:layer="layout" svg:x1="11.835cm" svg:y1="72.314cm" svg:x2="11.835cm" svg:y2="72.713cm">
          <text:p/>
        </draw:line>
        <draw:g>
          <draw:g>
            <draw:path draw:style-name="gr1" draw:text-style-name="P1" draw:layer="layout" svg:width="3.33cm" svg:height="1.5cm" svg:x="13.97cm" svg:y="61.33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3.97cm" svg:y="61.33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3.97cm" svg:y="61.3cm">
            <draw:text-box>
              <text:p text:style-name="P3"><text:span text:style-name="T5">WE</text:span></text:p>
            </draw:text-box>
          </draw:frame>
        </draw:g>
        <draw:g>
          <draw:g>
            <draw:path draw:style-name="gr1" draw:text-style-name="P1" draw:layer="layout" svg:width="3.33cm" svg:height="1.5cm" svg:x="17.835cm" svg:y="61.33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7.835cm" svg:y="61.335cm" svg:viewBox="0 0 3331 1501" svg:d="M2831 1501c92 0 170-21 250-67s137-103 183-183 67-158 67-250v-502c0-91-21-169-67-249s-103-137-183-183-158-67-250-67h-2332c-91 0-169 21-249 67s-137 103-183 183-67 158-67 249v502c0 92 21 170 67 250s103 137 183 183 158 67 249 67z">
              <text:p/>
            </draw:path>
          </draw:g>
          <draw:frame draw:style-name="gr10" draw:text-style-name="P2" draw:layer="layout" svg:width="3.33cm" svg:height="1.5cm" svg:x="17.835cm" svg:y="61.335cm">
            <draw:text-box>
              <text:p text:style-name="P3"><text:span text:style-name="T12">DRIVER</text:span></text:p>
            </draw:text-box>
          </draw:frame>
        </draw:g>
        <draw:g>
          <draw:g>
            <draw:path draw:style-name="gr1" draw:text-style-name="P1" draw:layer="layout" svg:width="3.33cm" svg:height="1.5cm" svg:x="21.67cm" svg:y="61.33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67cm" svg:y="61.335cm" svg:viewBox="0 0 3331 1501" svg:d="M2831 1501c92 0 170-21 250-67s137-103 183-183 67-158 67-250v-502c0-91-21-169-67-249s-103-137-183-183-158-67-250-67h-2332c-91 0-169 21-249 67s-137 103-183 183-67 158-67 249v502c0 92 21 170 67 250s103 137 183 183 158 67 249 67z">
              <text:p/>
            </draw:path>
          </draw:g>
          <draw:frame draw:style-name="gr10" draw:text-style-name="P2" draw:layer="layout" svg:width="3.33cm" svg:height="1.5cm" svg:x="21.67cm" svg:y="61.335cm">
            <draw:text-box>
              <text:p text:style-name="P3"><text:span text:style-name="T15">MEDICAL</text:span></text:p>
            </draw:text-box>
          </draw:frame>
        </draw:g>
        <draw:g>
          <draw:g>
            <draw:path draw:style-name="gr1" draw:text-style-name="P1" draw:layer="layout" svg:width="3.165cm" svg:height="1.5cm" svg:x="25.435cm" svg:y="61.335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435cm" svg:y="61.335cm" svg:viewBox="0 0 3166 1501" svg:d="M2666 1501c92 0 170-21 250-67s137-103 183-183 67-158 67-250v-502c0-91-21-169-67-249s-103-137-183-183-158-67-250-67h-2167c-91 0-169 21-249 67s-137 103-183 183-67 158-67 249v502c0 92 21 170 67 250s103 137 183 183 158 67 249 67z">
              <text:p/>
            </draw:path>
          </draw:g>
          <draw:frame draw:style-name="gr10" draw:text-style-name="P2" draw:layer="layout" svg:width="3.165cm" svg:height="1.5cm" svg:x="25.435cm" svg:y="61.335cm">
            <draw:text-box>
              <text:p text:style-name="P3"><text:span text:style-name="T15">INTR</text:span></text:p>
            </draw:text-box>
          </draw:frame>
        </draw:g>
        <draw:g>
          <draw:g>
            <draw:polygon draw:style-name="gr1" draw:text-style-name="P1" draw:layer="layout" svg:width="3.33cm" svg:height="3.4cm" svg:x="6cm" svg:y="70.414cm" svg:viewBox="0 0 3331 3401" draw:points="0,3401 3331,3401 3331,0 0,0">
              <text:p/>
            </draw:polygon>
            <draw:polygon draw:style-name="gr2" draw:text-style-name="P2" draw:layer="layout" svg:width="3.33cm" svg:height="3.4cm" svg:x="6cm" svg:y="70.414cm" svg:viewBox="0 0 3331 3401" draw:points="0,3401 3331,3401 3331,0 0,0">
              <text:p/>
            </draw:polygon>
          </draw:g>
          <draw:frame draw:style-name="gr28" draw:text-style-name="P2" draw:layer="layout" svg:width="3.33cm" svg:height="3.725cm" svg:x="6cm" svg:y="70.252cm">
            <draw:text-box>
              <text:p text:style-name="P3"><text:span text:style-name="T6">Help disseminate post-incident information + prevention and diffusion of rumors + privacy</text:span></text:p>
            </draw:text-box>
          </draw:frame>
        </draw:g>
        <draw:g>
          <draw:g>
            <draw:polygon draw:style-name="gr1" draw:text-style-name="P1" draw:layer="layout" svg:width="3.33cm" svg:height="2.25cm" svg:x="10.17cm" svg:y="74.609cm" svg:viewBox="0 0 3331 2251" draw:points="0,2251 3331,2251 3331,0 0,0">
              <text:p/>
            </draw:polygon>
            <draw:polygon draw:style-name="gr34" draw:text-style-name="P2" draw:layer="layout" svg:width="3.33cm" svg:height="2.25cm" svg:x="10.17cm" svg:y="74.609cm" svg:viewBox="0 0 3331 2251" draw:points="0,2251 3331,2251 3331,0 0,0">
              <text:p/>
            </draw:polygon>
          </draw:g>
          <draw:frame draw:style-name="gr12" draw:text-style-name="P2" draw:layer="layout" svg:width="3.33cm" svg:height="2.497cm" svg:x="10.17cm" svg:y="74.486cm">
            <draw:text-box>
              <text:p text:style-name="P3"><text:span text:style-name="T16">Collects all incident reports for safe keeping and follow-up</text:span></text:p>
            </draw:text-box>
          </draw:frame>
        </draw:g>
        <draw:g>
          <draw:g>
            <draw:polygon draw:style-name="gr1" draw:text-style-name="P1" draw:layer="layout" svg:width="3.33cm" svg:height="1.505cm" svg:x="17.941cm" svg:y="68.343cm" svg:viewBox="0 0 3331 1506" draw:points="0,1506 3331,1506 3331,0 0,0">
              <text:p/>
            </draw:polygon>
            <draw:polygon draw:style-name="gr2" draw:text-style-name="P2" draw:layer="layout" svg:width="3.33cm" svg:height="1.505cm" svg:x="17.941cm" svg:y="68.343cm" svg:viewBox="0 0 3331 1506" draw:points="0,1506 3331,1506 3331,0 0,0">
              <text:p/>
            </draw:polygon>
          </draw:g>
          <draw:frame draw:style-name="gr35" draw:text-style-name="P2" draw:layer="layout" svg:width="3.33cm" svg:height="1.505cm" svg:x="17.941cm" svg:y="68.343cm">
            <draw:text-box>
              <text:p text:style-name="P3"><text:span text:style-name="T6">Re-stock grab <text:s/>bag upon return</text:span></text:p>
            </draw:text-box>
          </draw:frame>
        </draw:g>
        <draw:frame draw:style-name="gr36" draw:text-style-name="P2" draw:layer="layout" svg:width="10.47cm" svg:height="2.646cm" svg:x="17.2cm" svg:y="70.889cm">
          <draw:text-box>
            <text:p text:style-name="P16"><text:span text:style-name="T17">REMEMBER: Stay professional. Respect participants’ privacy and DO NOT TELL STORIES. Do not be a part of the rumor mill!</text:span></text:p>
          </draw:text-box>
        </draw:frame>
        <draw:g>
          <draw:g>
            <draw:polygon draw:style-name="gr1" draw:text-style-name="P1" draw:layer="layout" svg:width="3.33cm" svg:height="2.053cm" svg:x="1.829cm" svg:y="73.756cm" svg:viewBox="0 0 3331 2054" draw:points="0,2054 3331,2054 3331,0 0,0">
              <text:p/>
            </draw:polygon>
            <draw:polygon draw:style-name="gr34" draw:text-style-name="P2" draw:layer="layout" svg:width="3.33cm" svg:height="2.053cm" svg:x="1.829cm" svg:y="73.756cm" svg:viewBox="0 0 3331 2054" draw:points="0,2054 3331,2054 3331,0 0,0">
              <text:p/>
            </draw:polygon>
          </draw:g>
          <draw:frame draw:style-name="gr12" draw:text-style-name="P2" draw:layer="layout" svg:width="3.33cm" svg:height="2.497cm" svg:x="1.829cm" svg:y="73.534cm">
            <draw:text-box>
              <text:p text:style-name="P3"><text:span text:style-name="T16">Together with SL, lead post-incident debrief + staff support</text:span></text:p>
            </draw:text-box>
          </draw:frame>
        </draw:g>
        <draw:g>
          <draw:g>
            <draw:polygon draw:style-name="gr1" draw:text-style-name="P1" draw:layer="layout" svg:width="3.33cm" svg:height="1.695cm" svg:x="5.909cm" svg:y="74.314cm" svg:viewBox="0 0 3331 1696" draw:points="0,1696 3331,1696 3331,0 0,0">
              <text:p/>
            </draw:polygon>
            <draw:polygon draw:style-name="gr2" draw:text-style-name="P2" draw:layer="layout" svg:width="3.33cm" svg:height="1.695cm" svg:x="5.909cm" svg:y="74.314cm" svg:viewBox="0 0 3331 1696" draw:points="0,1696 3331,1696 3331,0 0,0">
              <text:p/>
            </draw:polygon>
          </draw:g>
          <draw:frame draw:style-name="gr11" draw:text-style-name="P2" draw:layer="layout" svg:width="3.33cm" svg:height="1.883cm" svg:x="5.909cm" svg:y="74.22cm">
            <draw:text-box>
              <text:p text:style-name="P3"><text:span text:style-name="T6">Participate in post-incident debrief</text:span></text:p>
            </draw:text-box>
          </draw:frame>
        </draw:g>
        <draw:g>
          <draw:g>
            <draw:polygon draw:style-name="gr1" draw:text-style-name="P1" draw:layer="layout" svg:width="3.33cm" svg:height="1.695cm" svg:x="14.035cm" svg:y="66.314cm" svg:viewBox="0 0 3331 1696" draw:points="0,1696 3331,1696 3331,0 0,0">
              <text:p/>
            </draw:polygon>
            <draw:polygon draw:style-name="gr2" draw:text-style-name="P2" draw:layer="layout" svg:width="3.33cm" svg:height="1.695cm" svg:x="14.035cm" svg:y="66.314cm" svg:viewBox="0 0 3331 1696" draw:points="0,1696 3331,1696 3331,0 0,0">
              <text:p/>
            </draw:polygon>
          </draw:g>
          <draw:frame draw:style-name="gr11" draw:text-style-name="P2" draw:layer="layout" svg:width="3.33cm" svg:height="1.883cm" svg:x="14.035cm" svg:y="66.22cm">
            <draw:text-box>
              <text:p text:style-name="P3"><text:span text:style-name="T6">Participate in post-incident debrief</text:span></text:p>
            </draw:text-box>
          </draw:frame>
        </draw:g>
        <draw:g>
          <draw:g>
            <draw:polygon draw:style-name="gr1" draw:text-style-name="P1" draw:layer="layout" svg:width="3.33cm" svg:height="1.695cm" svg:x="21.705cm" svg:y="66.287cm" svg:viewBox="0 0 3331 1696" draw:points="0,1696 3331,1696 3331,0 0,0">
              <text:p/>
            </draw:polygon>
            <draw:polygon draw:style-name="gr2" draw:text-style-name="P2" draw:layer="layout" svg:width="3.33cm" svg:height="1.695cm" svg:x="21.705cm" svg:y="66.287cm" svg:viewBox="0 0 3331 1696" draw:points="0,1696 3331,1696 3331,0 0,0">
              <text:p/>
            </draw:polygon>
          </draw:g>
          <draw:frame draw:style-name="gr11" draw:text-style-name="P2" draw:layer="layout" svg:width="3.33cm" svg:height="1.883cm" svg:x="21.705cm" svg:y="66.193cm">
            <draw:text-box>
              <text:p text:style-name="P3"><text:span text:style-name="T6">Participate in post-incident debrief</text:span></text:p>
            </draw:text-box>
          </draw:frame>
        </draw:g>
        <draw:g>
          <draw:g>
            <draw:polygon draw:style-name="gr1" draw:text-style-name="P1" draw:layer="layout" svg:width="3.33cm" svg:height="1.695cm" svg:x="25.47cm" svg:y="66.287cm" svg:viewBox="0 0 3331 1696" draw:points="0,1696 3331,1696 3331,0 0,0">
              <text:p/>
            </draw:polygon>
            <draw:polygon draw:style-name="gr2" draw:text-style-name="P2" draw:layer="layout" svg:width="3.33cm" svg:height="1.695cm" svg:x="25.47cm" svg:y="66.287cm" svg:viewBox="0 0 3331 1696" draw:points="0,1696 3331,1696 3331,0 0,0">
              <text:p/>
            </draw:polygon>
          </draw:g>
          <draw:frame draw:style-name="gr11" draw:text-style-name="P2" draw:layer="layout" svg:width="3.33cm" svg:height="1.883cm" svg:x="25.47cm" svg:y="66.193cm">
            <draw:text-box>
              <text:p text:style-name="P3"><text:span text:style-name="T6">Participate in post-incident debrief</text:span></text:p>
            </draw:text-box>
          </draw:frame>
        </draw:g>
        <draw:g>
          <draw:g>
            <draw:polygon draw:style-name="gr1" draw:text-style-name="P1" draw:layer="layout" svg:width="3.33cm" svg:height="2.053cm" svg:x="10.17cm" svg:y="77.182cm" svg:viewBox="0 0 3331 2054" draw:points="0,2054 3331,2054 3331,0 0,0">
              <text:p/>
            </draw:polygon>
            <draw:polygon draw:style-name="gr34" draw:text-style-name="P2" draw:layer="layout" svg:width="3.33cm" svg:height="2.053cm" svg:x="10.17cm" svg:y="77.182cm" svg:viewBox="0 0 3331 2054" draw:points="0,2054 3331,2054 3331,0 0,0">
              <text:p/>
            </draw:polygon>
          </draw:g>
          <draw:frame draw:style-name="gr12" draw:text-style-name="P2" draw:layer="layout" svg:width="3.33cm" svg:height="2.497cm" svg:x="10.17cm" svg:y="76.96cm">
            <draw:text-box>
              <text:p text:style-name="P3"><text:span text:style-name="T16">Together with MSL, lead post-incident debrief + staff support</text:span></text:p>
            </draw:text-box>
          </draw:frame>
        </draw:g>
        <draw:g>
          <draw:g>
            <draw:polygon draw:style-name="gr1" draw:text-style-name="P1" draw:layer="layout" svg:width="26.971cm" svg:height="0.753cm" svg:x="1.829cm" svg:y="63.283cm" svg:viewBox="0 0 26972 754" draw:points="0,754 26972,754 26972,0 0,0">
              <text:p/>
            </draw:polygon>
            <draw:polygon draw:style-name="gr37" draw:text-style-name="P2" draw:layer="layout" svg:width="26.971cm" svg:height="0.753cm" svg:x="1.829cm" svg:y="63.283cm" svg:viewBox="0 0 26972 754" draw:points="0,754 26972,754 26972,0 0,0">
              <text:p/>
            </draw:polygon>
          </draw:g>
          <draw:frame draw:style-name="gr38" draw:text-style-name="P2" draw:layer="layout" svg:width="26.971cm" svg:height="0.753cm" svg:x="1.829cm" svg:y="63.283cm">
            <draw:text-box>
              <text:p text:style-name="P3"><text:span text:style-name="T18">Everyone involved participates in a post-incident de-brief and is given post-incident trauma/emotional support as needed.</text:span></text:p>
            </draw:text-box>
          </draw:frame>
        </draw:g>
        <draw:g>
          <draw:g>
            <draw:polygon draw:style-name="gr1" draw:text-style-name="P1" draw:layer="layout" svg:width="3.33cm" svg:height="1.695cm" svg:x="17.935cm" svg:y="66.314cm" svg:viewBox="0 0 3331 1696" draw:points="0,1696 3331,1696 3331,0 0,0">
              <text:p/>
            </draw:polygon>
            <draw:polygon draw:style-name="gr2" draw:text-style-name="P2" draw:layer="layout" svg:width="3.33cm" svg:height="1.695cm" svg:x="17.935cm" svg:y="66.314cm" svg:viewBox="0 0 3331 1696" draw:points="0,1696 3331,1696 3331,0 0,0">
              <text:p/>
            </draw:polygon>
          </draw:g>
          <draw:frame draw:style-name="gr11" draw:text-style-name="P2" draw:layer="layout" svg:width="3.33cm" svg:height="1.883cm" svg:x="17.935cm" svg:y="66.22cm">
            <draw:text-box>
              <text:p text:style-name="P3"><text:span text:style-name="T6">Participate in post-incident debrief</text:span></text:p>
            </draw:text-box>
          </draw:frame>
        </draw:g>
        <draw:g>
          <draw:g>
            <draw:polygon draw:style-name="gr1" draw:text-style-name="P1" draw:layer="layout" svg:width="3.33cm" svg:height="1.505cm" svg:x="1.829cm" svg:y="64.482cm" svg:viewBox="0 0 3331 1506" draw:points="0,1506 3331,1506 3331,0 0,0">
              <text:p/>
            </draw:polygon>
            <draw:polygon draw:style-name="gr39" draw:text-style-name="P2" draw:layer="layout" svg:width="3.33cm" svg:height="1.505cm" svg:x="1.829cm" svg:y="64.482cm" svg:viewBox="0 0 3331 1506" draw:points="0,1506 3331,1506 3331,0 0,0">
              <text:p/>
            </draw:polygon>
          </draw:g>
          <draw:frame draw:style-name="gr35" draw:text-style-name="P2" draw:layer="layout" svg:width="3.33cm" svg:height="1.505cm" svg:x="1.829cm" svg:y="64.482cm">
            <draw:text-box>
              <text:p text:style-name="P3"><text:span text:style-name="T19">Fills out an incident report.</text:span></text:p>
            </draw:text-box>
          </draw:frame>
        </draw:g>
        <draw:g>
          <draw:g>
            <draw:polygon draw:style-name="gr1" draw:text-style-name="P1" draw:layer="layout" svg:width="3.33cm" svg:height="1.505cm" svg:x="6cm" svg:y="64.482cm" svg:viewBox="0 0 3331 1506" draw:points="0,1506 3331,1506 3331,0 0,0">
              <text:p/>
            </draw:polygon>
            <draw:polygon draw:style-name="gr39" draw:text-style-name="P2" draw:layer="layout" svg:width="3.33cm" svg:height="1.505cm" svg:x="6cm" svg:y="64.482cm" svg:viewBox="0 0 3331 1506" draw:points="0,1506 3331,1506 3331,0 0,0">
              <text:p/>
            </draw:polygon>
          </draw:g>
          <draw:frame draw:style-name="gr35" draw:text-style-name="P2" draw:layer="layout" svg:width="3.33cm" svg:height="1.505cm" svg:x="6cm" svg:y="64.482cm">
            <draw:text-box>
              <text:p text:style-name="P3"><text:span text:style-name="T19">Fills out an incident report.</text:span></text:p>
            </draw:text-box>
          </draw:frame>
        </draw:g>
        <draw:g>
          <draw:g>
            <draw:polygon draw:style-name="gr1" draw:text-style-name="P1" draw:layer="layout" svg:width="3.33cm" svg:height="1.505cm" svg:x="10.05cm" svg:y="64.482cm" svg:viewBox="0 0 3331 1506" draw:points="0,1506 3331,1506 3331,0 0,0">
              <text:p/>
            </draw:polygon>
            <draw:polygon draw:style-name="gr39" draw:text-style-name="P2" draw:layer="layout" svg:width="3.33cm" svg:height="1.505cm" svg:x="10.05cm" svg:y="64.482cm" svg:viewBox="0 0 3331 1506" draw:points="0,1506 3331,1506 3331,0 0,0">
              <text:p/>
            </draw:polygon>
          </draw:g>
          <draw:frame draw:style-name="gr35" draw:text-style-name="P2" draw:layer="layout" svg:width="3.33cm" svg:height="1.505cm" svg:x="10.05cm" svg:y="64.482cm">
            <draw:text-box>
              <text:p text:style-name="P3"><text:span text:style-name="T19">Fills out an incident report.</text:span></text:p>
            </draw:text-box>
          </draw:frame>
        </draw:g>
        <draw:g>
          <draw:g>
            <draw:polygon draw:style-name="gr1" draw:text-style-name="P1" draw:layer="layout" svg:width="3.33cm" svg:height="1.505cm" svg:x="14.035cm" svg:y="64.482cm" svg:viewBox="0 0 3331 1506" draw:points="0,1506 3331,1506 3331,0 0,0">
              <text:p/>
            </draw:polygon>
            <draw:polygon draw:style-name="gr39" draw:text-style-name="P2" draw:layer="layout" svg:width="3.33cm" svg:height="1.505cm" svg:x="14.035cm" svg:y="64.482cm" svg:viewBox="0 0 3331 1506" draw:points="0,1506 3331,1506 3331,0 0,0">
              <text:p/>
            </draw:polygon>
          </draw:g>
          <draw:frame draw:style-name="gr35" draw:text-style-name="P2" draw:layer="layout" svg:width="3.33cm" svg:height="1.505cm" svg:x="14.035cm" svg:y="64.482cm">
            <draw:text-box>
              <text:p text:style-name="P3"><text:span text:style-name="T19">Fills out an incident report.</text:span></text:p>
            </draw:text-box>
          </draw:frame>
        </draw:g>
        <draw:g>
          <draw:g>
            <draw:polygon draw:style-name="gr1" draw:text-style-name="P1" draw:layer="layout" svg:width="3.33cm" svg:height="1.505cm" svg:x="17.95cm" svg:y="64.53cm" svg:viewBox="0 0 3331 1506" draw:points="0,1506 3331,1506 3331,0 0,0">
              <text:p/>
            </draw:polygon>
            <draw:polygon draw:style-name="gr39" draw:text-style-name="P2" draw:layer="layout" svg:width="3.33cm" svg:height="1.505cm" svg:x="17.95cm" svg:y="64.53cm" svg:viewBox="0 0 3331 1506" draw:points="0,1506 3331,1506 3331,0 0,0">
              <text:p/>
            </draw:polygon>
          </draw:g>
          <draw:frame draw:style-name="gr35" draw:text-style-name="P2" draw:layer="layout" svg:width="3.33cm" svg:height="1.505cm" svg:x="17.95cm" svg:y="64.53cm">
            <draw:text-box>
              <text:p text:style-name="P3"><text:span text:style-name="T19">Fills out an incident report.</text:span></text:p>
            </draw:text-box>
          </draw:frame>
        </draw:g>
        <draw:g>
          <draw:g>
            <draw:polygon draw:style-name="gr1" draw:text-style-name="P1" draw:layer="layout" svg:width="3.33cm" svg:height="1.505cm" svg:x="21.735cm" svg:y="64.53cm" svg:viewBox="0 0 3331 1506" draw:points="0,1506 3331,1506 3331,0 0,0">
              <text:p/>
            </draw:polygon>
            <draw:polygon draw:style-name="gr39" draw:text-style-name="P2" draw:layer="layout" svg:width="3.33cm" svg:height="1.505cm" svg:x="21.735cm" svg:y="64.53cm" svg:viewBox="0 0 3331 1506" draw:points="0,1506 3331,1506 3331,0 0,0">
              <text:p/>
            </draw:polygon>
          </draw:g>
          <draw:frame draw:style-name="gr35" draw:text-style-name="P2" draw:layer="layout" svg:width="3.33cm" svg:height="1.505cm" svg:x="21.735cm" svg:y="64.53cm">
            <draw:text-box>
              <text:p text:style-name="P3"><text:span text:style-name="T19">Fills out an incident report.</text:span></text:p>
            </draw:text-box>
          </draw:frame>
        </draw:g>
        <draw:g>
          <draw:g>
            <draw:polygon draw:style-name="gr1" draw:text-style-name="P1" draw:layer="layout" svg:width="3.33cm" svg:height="1.505cm" svg:x="25.435cm" svg:y="64.53cm" svg:viewBox="0 0 3331 1506" draw:points="0,1506 3331,1506 3331,0 0,0">
              <text:p/>
            </draw:polygon>
            <draw:polygon draw:style-name="gr39" draw:text-style-name="P2" draw:layer="layout" svg:width="3.33cm" svg:height="1.505cm" svg:x="25.435cm" svg:y="64.53cm" svg:viewBox="0 0 3331 1506" draw:points="0,1506 3331,1506 3331,0 0,0">
              <text:p/>
            </draw:polygon>
          </draw:g>
          <draw:frame draw:style-name="gr35" draw:text-style-name="P2" draw:layer="layout" svg:width="3.33cm" svg:height="1.505cm" svg:x="25.435cm" svg:y="64.53cm">
            <draw:text-box>
              <text:p text:style-name="P3"><text:span text:style-name="T19">Fills out an incident report.</text:span></text:p>
            </draw:text-box>
          </draw:frame>
        </draw:g>
        <draw:g>
          <draw:polygon draw:style-name="gr30" draw:text-style-name="P12" draw:layer="layout" svg:width="14.5cm" svg:height="1.9cm" svg:x="9.05cm" svg:y="37.23cm" svg:viewBox="0 0 14501 1901" draw:points="0,1901 14501,1901 14501,0 0,0">
            <text:p/>
          </draw:polygon>
          <draw:frame draw:style-name="gr31" draw:text-style-name="P2" draw:layer="layout" svg:width="14.5cm" svg:height="1.9cm" svg:x="9.05cm" svg:y="37.23cm">
            <draw:text-box>
              <text:p text:style-name="P13"><text:span text:style-name="T13">Do not become part of the problem. </text:span><text:span text:style-name="T13"><text:line-break/></text:span><text:span text:style-name="T13">Act responsibly and safely.</text:span></text:p>
            </draw:text-box>
          </draw:frame>
        </draw:g>
        <draw:g>
          <draw:polygon draw:style-name="gr30" draw:text-style-name="P12" draw:layer="layout" svg:width="14.5cm" svg:height="1.9cm" svg:x="7.4cm" svg:y="18.03cm" svg:viewBox="0 0 14501 1901" draw:points="0,1901 14501,1901 14501,0 0,0">
            <text:p/>
          </draw:polygon>
          <draw:frame draw:style-name="gr31" draw:text-style-name="P2" draw:layer="layout" svg:width="14.5cm" svg:height="1.9cm" svg:x="7.4cm" svg:y="18.03cm">
            <draw:text-box>
              <text:p text:style-name="P13"><text:span text:style-name="T13">Do not become part of the problem. </text:span><text:span text:style-name="T13"><text:line-break/></text:span><text:span text:style-name="T13">Act responsibly and safely.</text:span></text:p>
            </draw:text-box>
          </draw:frame>
        </draw:g>
        <draw:frame draw:style-name="gr40" draw:text-style-name="P2" draw:layer="layout" svg:width="15.985cm" svg:height="5.326cm" svg:x="9.015cm" svg:y="30.916cm">
          <draw:text-box>
            <text:p text:style-name="P17"><text:span text:style-name="T17">1. Stay Calm. Prevent panic.</text:span><text:span text:style-name="T17"><text:line-break/></text:span><text:span text:style-name="T17">2. </text:span><text:span text:style-name="T20">People first</text:span><text:span text:style-name="T17">! Property last.</text:span><text:span text:style-name="T17"><text:line-break/></text:span><text:span text:style-name="T17">3. Focus on keeping everyone out of harm’s way.</text:span><text:span text:style-name="T17"><text:line-break/></text:span><text:span text:style-name="T17">4. Do not try to rescue property at the risk of life!</text:span><text:span text:style-name="T17"><text:line-break/></text:span><text:span text:style-name="T17">5. You cannot help anyone if you get in trouble yourself. Don’t be a hero.</text:span><text:span text:style-name="T17"><text:line-break/></text:span><text:span text:style-name="T17">6. Defer to the Fire Department.</text:span></text:p>
          </draw:text-box>
        </draw:frame>
        <draw:frame draw:style-name="gr41" draw:text-style-name="P2" draw:layer="layout" svg:width="15.5cm" svg:height="5.1cm" svg:x="7.5cm" svg:y="12.58cm">
          <draw:text-box>
            <text:p text:style-name="P17"><text:span text:style-name="T17">1. Stay Calm. Prevent panic.</text:span><text:span text:style-name="T17"><text:line-break/></text:span><text:span text:style-name="T17">2. </text:span><text:span text:style-name="T20">People first</text:span><text:span text:style-name="T17">! Property last.</text:span><text:span text:style-name="T17"><text:line-break/></text:span><text:span text:style-name="T17">3. Focus on keeping everyone out of harm’s way.</text:span><text:span text:style-name="T17"><text:line-break/></text:span><text:span text:style-name="T17">4. Do not try to rescue property at the risk of life!</text:span><text:span text:style-name="T17"><text:line-break/></text:span><text:span text:style-name="T17">5. You cannot help anyone if you get in trouble yourself. Don’t be a hero.</text:span><text:span text:style-name="T17"><text:line-break/></text:span><text:span text:style-name="T17">6. Defer to the Fire Department.</text:span></text:p>
          </draw:text-box>
        </draw:frame>
        <draw:g>
          <draw:g>
            <draw:polygon draw:style-name="gr1" draw:text-style-name="P1" draw:layer="layout" svg:width="3.56cm" svg:height="1cm" svg:x="1.535cm" svg:y="12.504cm" svg:viewBox="0 0 3561 1001" draw:points="0,1001 3561,1001 3561,0 0,0">
              <text:p/>
            </draw:polygon>
            <draw:polygon draw:style-name="gr2" draw:text-style-name="P2" draw:layer="layout" svg:width="3.56cm" svg:height="1cm" svg:x="1.535cm" svg:y="12.504cm" svg:viewBox="0 0 3561 1001" draw:points="0,1001 3561,1001 3561,0 0,0">
              <text:p/>
            </draw:polygon>
          </draw:g>
          <draw:frame draw:style-name="gr13" draw:text-style-name="P2" draw:layer="layout" svg:width="3.56cm" svg:height="1.269cm" svg:x="1.535cm" svg:y="12.37cm">
            <draw:text-box>
              <text:p text:style-name="P3"><text:span text:style-name="T6">Instruct GATE re closure if needed</text:span></text:p>
            </draw:text-box>
          </draw:frame>
        </draw:g>
        <draw:g>
          <draw:g>
            <draw:polygon draw:style-name="gr1" draw:text-style-name="P1" draw:layer="layout" svg:width="3.56cm" svg:height="1.513cm" svg:x="5.767cm" svg:y="5.718cm" svg:viewBox="0 0 3561 1514" draw:points="0,1514 3561,1514 3561,0 0,0">
              <text:p/>
            </draw:polygon>
            <draw:polygon draw:style-name="gr2" draw:text-style-name="P2" draw:layer="layout" svg:width="3.56cm" svg:height="1.513cm" svg:x="5.767cm" svg:y="5.718cm" svg:viewBox="0 0 3561 1514" draw:points="0,1514 3561,1514 3561,0 0,0">
              <text:p/>
            </draw:polygon>
          </draw:g>
          <draw:frame draw:style-name="gr11" draw:text-style-name="P2" draw:layer="layout" svg:width="3.56cm" svg:height="1.883cm" svg:x="5.767cm" svg:y="5.533cm">
            <draw:text-box>
              <text:p text:style-name="P3"><text:span text:style-name="T6">Gate monitors or halts traffic as per MSL instructions</text:span></text:p>
            </draw:text-box>
          </draw:frame>
        </draw:g>
        <draw:g>
          <draw:g>
            <draw:polygon draw:style-name="gr1" draw:text-style-name="P1" draw:layer="layout" svg:width="3.56cm" svg:height="4.002cm" svg:x="5.767cm" svg:y="7.728cm" svg:viewBox="0 0 3561 4003" draw:points="0,4003 3561,4003 3561,0 0,0">
              <text:p/>
            </draw:polygon>
            <draw:polygon draw:style-name="gr42" draw:text-style-name="P2" draw:layer="layout" svg:width="3.56cm" svg:height="4.002cm" svg:x="5.767cm" svg:y="7.728cm" svg:viewBox="0 0 3561 4003" draw:points="0,4003 3561,4003 3561,0 0,0">
              <text:p/>
            </draw:polygon>
          </draw:g>
          <draw:frame draw:style-name="gr43" draw:text-style-name="P2" draw:layer="layout" svg:width="3.56cm" svg:height="4.561cm" svg:x="5.767cm" svg:y="7.449cm">
            <draw:text-box>
              <text:p text:style-name="P3"><text:span text:style-name="T21">NOTE: Do not attempt to forcibly or physically stop anyone from leaving – take down plate numbers or relevant description and report to MSL. </text:span></text:p>
            </draw:text-box>
          </draw:frame>
        </draw:g>
        <draw:line draw:style-name="gr14" draw:text-style-name="P2" draw:layer="layout" svg:x1="7.547cm" svg:y1="7.23cm" svg:x2="7.547cm" svg:y2="7.72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5f_0" draw:display-name="Gradient_0" draw:style="linear" draw:start-color="#ffffff" draw:end-color="#f0f0f0" draw:start-intensity="100%" draw:end-intensity="100%" draw:angle="0" draw:border="0%"/>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5-20T18:09:58.648920000</dc:date>
    <meta:creation-date>2012-06-20T21:01:18Z</meta:creation-date>
    <meta:initial-creator>alanl</meta:initial-creator>
    <meta:generator>LibreOffice/4.4.0.3$MacOSX_X86_64 LibreOffice_project/de093506bcdc5fafd9023ee680b8c60e3e0645d7</meta:generator>
    <meta:editing-duration>PT12M36S</meta:editing-duration>
    <meta:editing-cycles>2</meta:editing-cycles>
    <meta:document-statistic meta:object-count="571"/>
  </office:meta>
</office:document-meta>
</file>